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ext-properties fo:color="#0563C1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table:style-name="ce2"/>
          <table:table-cell office:value-type="string" table:style-name="ce3">
            <text:p>agonistic</text:p>
          </table:table-cell>
          <table:table-cell table:number-columns-repeated="9" table:style-name="ce2"/>
          <table:table-cell office:value-type="string" table:style-name="ce4">
            <text:p>1.189. Honours for Licinius Valeria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7. Honours for Zenon son of Zenon, wrestler</text:p>
          </table:table-cell>
          <table:table-cell table:number-columns-repeated="9" table:style-name="ce2"/>
          <table:table-cell office:value-type="string" table:style-name="ce4">
            <text:p>2.110. i. Honours for Septimus Severus; ii. Building inscription of Antonius Pris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7. Honours for Zenon son of Zenon, wrestler</text:p>
          </table:table-cell>
          <table:table-cell table:number-columns-repeated="9" table:style-name="ce2"/>
          <table:table-cell office:value-type="string" table:style-name="ce4">
            <text:p>4.10. Fl. Eutolmius Tatianos honours Arcad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2. Honours for Meliton, kitharist</text:p>
          </table:table-cell>
          <table:table-cell table:number-columns-repeated="9" table:style-name="ce2"/>
          <table:table-cell office:value-type="string" table:style-name="ce4">
            <text:p>4.11. Fl. Eutolmius Tatianos honours Valentinian I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2. Invocation of Ourania</text:p>
          </table:table-cell>
          <table:table-cell table:number-columns-repeated="9" table:style-name="ce2"/>
          <table:table-cell office:value-type="string" table:style-name="ce4">
            <text:p>4.311. Honours for an Emperor, Justinia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2. Invocation of Ourania</text:p>
          </table:table-cell>
          <table:table-cell table:number-columns-repeated="9" table:style-name="ce2"/>
          <table:table-cell office:value-type="string" table:style-name="ce4">
            <text:p>5.216. Honours for Aelia Flaccill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. Graffiti: insults and acclamations</text:p>
          </table:table-cell>
          <table:table-cell table:number-columns-repeated="9" table:style-name="ce2"/>
          <table:table-cell office:value-type="string" table:style-name="ce4">
            <text:p>5.217. Fl. Eutolmius Tatianos honours Honor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4. Graffiti on plaster</text:p>
          </table:table-cell>
          <table:table-cell table:number-columns-repeated="9" table:style-name="ce2"/>
          <table:table-cell office:value-type="string" table:style-name="ce4">
            <text:p>8.211. Statue dedication of Hygeia to empero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. Graffiti on plaster</text:p>
          </table:table-cell>
          <table:table-cell table:number-columns-repeated="9" table:style-name="ce2"/>
          <table:table-cell office:value-type="string" table:style-name="ce4">
            <text:p>8.236. Honours for Domitia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7. Seat inscriptions, Odeon block C</text:p>
          </table:table-cell>
          <table:table-cell table:number-columns-repeated="9" table:style-name="ce2"/>
          <table:table-cell office:value-type="string" table:style-name="ce4">
            <text:p>8.405. Honours for Julian by Antonius Tat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8. Seat inscriptions, Odeon block E</text:p>
          </table:table-cell>
          <table:table-cell table:number-columns-repeated="9" table:style-name="ce2"/>
          <table:table-cell office:value-type="string" table:style-name="ce4">
            <text:p>9.26. Honours for Antonia August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9. Seat inscriptions, loose Odeon seats</text:p>
          </table:table-cell>
          <table:table-cell table:number-columns-repeated="9" table:style-name="ce2"/>
          <table:table-cell office:value-type="string" table:style-name="ce4">
            <text:p>9.36. Honours for Aemilia Lepid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0. Graffiti on plaster</text:p>
          </table:table-cell>
          <table:table-cell table:number-columns-repeated="9" table:style-name="ce2"/>
          <table:table-cell office:value-type="string" table:style-name="ce4">
            <text:p>9.37. Honours for Agrippin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1. Graffiti on plaster</text:p>
          </table:table-cell>
          <table:table-cell table:number-columns-repeated="9" table:style-name="ce2"/>
          <table:table-cell office:value-type="string" table:style-name="ce4">
            <text:p>9.38. Honours for Germanicus Caesa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2. Graffito images</text:p>
          </table:table-cell>
          <table:table-cell table:number-columns-repeated="9" table:style-name="ce2"/>
          <table:table-cell office:value-type="string" table:style-name="ce4">
            <text:p>9.40. Honours for Atia mother of August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8. Seat inscriptions, Odeon block D</text:p>
          </table:table-cell>
          <table:table-cell table:number-columns-repeated="9" table:style-name="ce2"/>
          <table:table-cell office:value-type="string" table:style-name="ce4">
            <text:p>9.43. Letter of Valerian and Gallie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13. Storage jar of Polychronios: measurement</text:p>
          </table:table-cell>
          <table:table-cell table:number-columns-repeated="9" table:style-name="ce2"/>
          <table:table-cell office:value-type="string" table:style-name="ce4">
            <text:p>9.112. Building dedication to Tiberius and Liv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2. Graffito illustrating munera</text:p>
          </table:table-cell>
          <table:table-cell table:number-columns-repeated="9" table:style-name="ce2"/>
          <table:table-cell office:value-type="string" table:style-name="ce4">
            <text:p>11.62. Honours for Cornelia Salonin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04. Gladiator memorial for familia of Tiberius Claudius Pauleinos</text:p>
          </table:table-cell>
          <table:table-cell table:number-columns-repeated="9" table:style-name="ce2"/>
          <table:table-cell office:value-type="string" table:style-name="ce4">
            <text:p>12.11. Title for image of Nero Drusus Augustus Caesa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202. Verse honours: i. for Ampelios, father of the city; ii. and iii. for Doulkitios, governor, on the Agora Gate</text:p>
          </table:table-cell>
          <table:table-cell table:number-columns-repeated="9" table:style-name="ce2"/>
          <table:table-cell office:value-type="string" table:style-name="ce4">
            <text:p>12.108. Dedication for Emperors and Caesa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4. Honours for Aurelius Achilles</text:p>
          </table:table-cell>
          <table:table-cell table:number-columns-repeated="9" table:style-name="ce2"/>
          <table:table-cell office:value-type="string" table:style-name="ce4">
            <text:p>12.326. Honours for emperor Caracall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4. Honours for Aurelius Achilles</text:p>
          </table:table-cell>
          <table:table-cell table:number-columns-repeated="9" table:style-name="ce2"/>
          <table:table-cell office:value-type="string" table:style-name="ce4">
            <text:p>12.515. Statue dedication for emperor Claud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. i. Building dedication to Aphrodite and Demos; ii. Invocation to Ourania; iii. Acclamation for the City</text:p>
          </table:table-cell>
          <table:table-cell table:number-columns-repeated="9" table:style-name="ce2"/>
          <table:table-cell office:value-type="string" table:style-name="ce4">
            <text:p>12.614. Honours for Titus Caesa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. Acclamation for Ourania</text:p>
          </table:table-cell>
          <table:table-cell table:number-columns-repeated="9" table:style-name="ce2"/>
          <table:table-cell office:value-type="string" table:style-name="ce4">
            <text:p>12.641. Honours for Caracall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. Acclamation for Ourania</text:p>
          </table:table-cell>
          <table:table-cell table:number-columns-repeated="9" table:style-name="ce2"/>
          <table:table-cell office:value-type="string" table:style-name="ce4">
            <text:p>12.642. Statue dedication to empress Julia Domn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. Acclamation for Ourania</text:p>
          </table:table-cell>
          <table:table-cell table:number-columns-repeated="9" table:style-name="ce2"/>
          <table:table-cell office:value-type="string" table:style-name="ce4">
            <text:p>12.643. Honours for a son of Gallie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. Acclamation for Ourania</text:p>
          </table:table-cell>
          <table:table-cell table:number-columns-repeated="9" table:style-name="ce2"/>
          <table:table-cell office:value-type="string" table:style-name="ce4">
            <text:p>12.902. Statue dedication to the Emper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. Place inscription of Philistion</text:p>
          </table:table-cell>
          <table:table-cell table:number-columns-repeated="9" table:style-name="ce2"/>
          <table:table-cell office:value-type="string" table:style-name="ce4">
            <text:p>12.1001. Dedication to Constantius II and a Caesar by Fl. Quint. Eros Monax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9. Place inscription of Pardalas, mimologos</text:p>
          </table:table-cell>
          <table:table-cell table:number-columns-repeated="9" table:style-name="ce2"/>
          <table:table-cell office:value-type="string" table:style-name="ce4">
            <text:p>imperial lett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. Graffiti on Theatre stage building</text:p>
          </table:table-cell>
          <table:table-cell table:number-columns-repeated="9" table:style-name="ce2"/>
          <table:table-cell office:value-type="string" table:style-name="ce4">
            <text:p>9.43. Letter of Valerian and Gallie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. Graffiti on Theatre stage building</text:p>
          </table:table-cell>
          <table:table-cell table:number-columns-repeated="9" table:style-name="ce2"/>
          <table:table-cell office:value-type="string" table:style-name="ce4">
            <text:p>lett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1. Graffiti of a pyrrhic dancer</text:p>
          </table:table-cell>
          <table:table-cell table:number-columns-repeated="9" table:style-name="ce2"/>
          <table:table-cell office:value-type="string" table:style-name="ce4">
            <text:p>1.301. i. Letter from a Roman official (a curator) to Aphrodisias. ii Place inscription of Kyriakos, trouser-mak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2. Graffiti on Theatre stage</text:p>
          </table:table-cell>
          <table:table-cell table:number-columns-repeated="9" table:style-name="ce2"/>
          <table:table-cell office:value-type="string" table:style-name="ce4">
            <text:p>2.307. Letter from a Roman official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38. Honours for Hosidius Ioulianos</text:p>
          </table:table-cell>
          <table:table-cell table:number-columns-repeated="9" table:style-name="ce2"/>
          <table:table-cell office:value-type="string" table:style-name="ce4">
            <text:p>8.2. Letter of Quintus Opp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39. Honours for Hosidius Ioulianos</text:p>
          </table:table-cell>
          <table:table-cell table:number-columns-repeated="9" table:style-name="ce2"/>
          <table:table-cell office:value-type="string" table:style-name="ce4">
            <text:p>8.24. Letter of Nikomedes IV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3. Seat inscriptions: Theatre, Block A</text:p>
          </table:table-cell>
          <table:table-cell table:number-columns-repeated="9" table:style-name="ce2"/>
          <table:table-cell office:value-type="string" table:style-name="ce4">
            <text:p>8.25. Letter of Octavian to Plarasa/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4. Seat inscriptions: Theatre, Block B</text:p>
          </table:table-cell>
          <table:table-cell table:number-columns-repeated="9" table:style-name="ce2"/>
          <table:table-cell office:value-type="string" table:style-name="ce4">
            <text:p>8.29. Letter of Octavian to Steph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5. Seat inscriptions: Theatre, Block C</text:p>
          </table:table-cell>
          <table:table-cell table:number-columns-repeated="9" table:style-name="ce2"/>
          <table:table-cell office:value-type="string" table:style-name="ce4">
            <text:p>8.30. Letter of Stephanos to Plarasa/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6. Seat inscriptions: Theatre, Block D</text:p>
          </table:table-cell>
          <table:table-cell table:number-columns-repeated="9" table:style-name="ce2"/>
          <table:table-cell office:value-type="string" table:style-name="ce4">
            <text:p>8.31. Letter of Octavian to Ephes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7. Seat inscriptions: Theatre, Block E</text:p>
          </table:table-cell>
          <table:table-cell table:number-columns-repeated="9" table:style-name="ce2"/>
          <table:table-cell office:value-type="string" table:style-name="ce4">
            <text:p>8.33. Letter: subscript of Trajan to Smyrn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8. Seat inscriptions: Theatre, Block F</text:p>
          </table:table-cell>
          <table:table-cell table:number-columns-repeated="9" table:style-name="ce2"/>
          <table:table-cell office:value-type="string" table:style-name="ce4">
            <text:p>8.34. Letter of Hadrian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8. Seat inscriptions: Theatre, Block F</text:p>
          </table:table-cell>
          <table:table-cell table:number-columns-repeated="9" table:style-name="ce2"/>
          <table:table-cell office:value-type="string" table:style-name="ce4">
            <text:p>8.35. Letter of Commodus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9. Seat inscriptions: Theatre, Block G</text:p>
          </table:table-cell>
          <table:table-cell table:number-columns-repeated="9" table:style-name="ce2"/>
          <table:table-cell office:value-type="string" table:style-name="ce4">
            <text:p>8.36. Letter of Severus and Caracalla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0. Seat inscriptions: Theatre, Block H</text:p>
          </table:table-cell>
          <table:table-cell table:number-columns-repeated="9" table:style-name="ce2"/>
          <table:table-cell office:value-type="string" table:style-name="ce4">
            <text:p>8.37. Letter of Severus and Caracalla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1. Seat inscriptions: Theatre, Block J</text:p>
          </table:table-cell>
          <table:table-cell table:number-columns-repeated="9" table:style-name="ce2"/>
          <table:table-cell office:value-type="string" table:style-name="ce4">
            <text:p>8.99. Letter of Severus Alexander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2. Seat inscriptions: Theatre, Block K</text:p>
          </table:table-cell>
          <table:table-cell table:number-columns-repeated="9" table:style-name="ce2"/>
          <table:table-cell office:value-type="string" table:style-name="ce4">
            <text:p>8.100. Letter of Gordian III to Epaphr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3. Seat inscriptions: Theatre, Blocks K/L</text:p>
          </table:table-cell>
          <table:table-cell table:number-columns-repeated="9" table:style-name="ce2"/>
          <table:table-cell office:value-type="string" table:style-name="ce4">
            <text:p>8.101. Letter from Gordian III (fragment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4. Seat inscriptions: Theatre, Block L</text:p>
          </table:table-cell>
          <table:table-cell table:number-columns-repeated="9" table:style-name="ce2"/>
          <table:table-cell office:value-type="string" table:style-name="ce4">
            <text:p>8.102. Letter of Gordian III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5. Seat inscriptions: Theatre, loose block</text:p>
          </table:table-cell>
          <table:table-cell table:number-columns-repeated="9" table:style-name="ce2"/>
          <table:table-cell office:value-type="string" table:style-name="ce4">
            <text:p>8.103. Letter of Gordian III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6. Seat inscriptions: Theatre, loose block</text:p>
          </table:table-cell>
          <table:table-cell table:number-columns-repeated="9" table:style-name="ce2"/>
          <table:table-cell office:value-type="string" table:style-name="ce4">
            <text:p>8.114. Letter of Traianus Decius and Herennius Etruscus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7. Seat inscriptions: Theatre, loose block</text:p>
          </table:table-cell>
          <table:table-cell table:number-columns-repeated="9" table:style-name="ce2"/>
          <table:table-cell office:value-type="string" table:style-name="ce4">
            <text:p>9.43. Letter of Valerian and Gallie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8. Seat inscriptions: Theatre, loose block</text:p>
          </table:table-cell>
          <table:table-cell table:number-columns-repeated="9" table:style-name="ce2"/>
          <table:table-cell office:value-type="string" table:style-name="ce4">
            <text:p>11.412. Letters from Hadrian to the cit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9. Seat inscriptions: Theatre, loose block</text:p>
          </table:table-cell>
          <table:table-cell table:number-columns-repeated="9" table:style-name="ce2"/>
          <table:table-cell office:value-type="string" table:style-name="ce4">
            <text:p>12.25. Letter from Iulius Celer, quaestor, and petition to the emperor Trajan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0. Seat inscriptions: Theatre, loose block</text:p>
          </table:table-cell>
          <table:table-cell table:number-columns-repeated="9" table:style-name="ce2"/>
          <table:table-cell office:value-type="string" table:style-name="ce4">
            <text:p>12.34. Letter from a proconsul to Aphrodisias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1. Seat inscriptions: Theatre, loose block</text:p>
          </table:table-cell>
          <table:table-cell table:number-columns-repeated="9" table:style-name="ce2"/>
          <table:table-cell office:value-type="string" table:style-name="ce4">
            <text:p>12.102. Fragment from a lett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2. Seat inscriptions: Theatre, loose block</text:p>
          </table:table-cell>
          <table:table-cell table:number-columns-repeated="9" table:style-name="ce2"/>
          <table:table-cell office:value-type="string" table:style-name="ce4">
            <text:p>12.538. Letter of M. Ulpius Appuleius Eurykles to the Aphrodisia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3. Seat inscriptions: Theatre, loose block</text:p>
          </table:table-cell>
          <table:table-cell table:number-columns-repeated="9" table:style-name="ce2"/>
          <table:table-cell office:value-type="string" table:style-name="ce4">
            <text:p>12.911. Letter from a proconsul to Aphrodis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4. Seat inscriptions: Theatre, loose block</text:p>
          </table:table-cell>
          <table:table-cell table:number-columns-repeated="9" table:style-name="ce2"/>
          <table:table-cell office:value-type="string" table:style-name="ce4">
            <text:p>15.330. Letter of a curator, ?M. Ulpius Appuleius Eurykles, to the Aphrodisia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5. Seat inscriptions: Theatre, loose block</text:p>
          </table:table-cell>
          <table:table-cell table:number-columns-repeated="9" table:style-name="ce2"/>
          <table:table-cell office:value-type="string" table:style-name="ce4">
            <text:p>place inscrip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6. Seat inscriptions: Theatre, loose block</text:p>
          </table:table-cell>
          <table:table-cell table:number-columns-repeated="9" table:style-name="ce2"/>
          <table:table-cell office:value-type="string" table:style-name="ce4">
            <text:p>1.11. Place inscription of Loukas, philopo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7. Seat inscriptions: Theatre, loose block</text:p>
          </table:table-cell>
          <table:table-cell table:number-columns-repeated="9" table:style-name="ce2"/>
          <table:table-cell office:value-type="string" table:style-name="ce4">
            <text:p>1.35. Place inscription of Tryphon, chief deca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8. Seat inscriptions: Theatre, loose block</text:p>
          </table:table-cell>
          <table:table-cell table:number-columns-repeated="9" table:style-name="ce2"/>
          <table:table-cell office:value-type="string" table:style-name="ce4">
            <text:p>1.301. i. Letter from a Roman official (a curator) to Aphrodisias. ii Place inscription of Kyriakos, trouser-mak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9. Seat inscriptions: Theatre, loose block</text:p>
          </table:table-cell>
          <table:table-cell table:number-columns-repeated="9" table:style-name="ce2"/>
          <table:table-cell office:value-type="string" table:style-name="ce4">
            <text:p>1.402. Place inscription of Heptamenios et al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0. Seat inscriptions: Theatre, loose block</text:p>
          </table:table-cell>
          <table:table-cell table:number-columns-repeated="9" table:style-name="ce2"/>
          <table:table-cell office:value-type="string" table:style-name="ce4">
            <text:p>1.506. Place inscription of mydrostas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1. Seat inscriptions: Theatre, loose block</text:p>
          </table:table-cell>
          <table:table-cell table:number-columns-repeated="9" table:style-name="ce2"/>
          <table:table-cell office:value-type="string" table:style-name="ce4">
            <text:p>?3.5. Place inscription of Philipp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7. Honours for Kandidianos, circuit-victor</text:p>
          </table:table-cell>
          <table:table-cell table:number-columns-repeated="9" table:style-name="ce2"/>
          <table:table-cell office:value-type="string" table:style-name="ce4">
            <text:p>4.6. Pavement designs and place inscriptions, South Agora pool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8. i. Honours for Piseas, circuit-victor. ii. Sculptor's signature: Polyneikes</text:p>
          </table:table-cell>
          <table:table-cell table:number-columns-repeated="9" table:style-name="ce2"/>
          <table:table-cell office:value-type="string" table:style-name="ce4">
            <text:p>4.7. i: Place inscription of Eugraphios phylarchos; ii: Place inscription of Zoti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4. Acclamation for the Greens and their mimes</text:p>
          </table:table-cell>
          <table:table-cell table:number-columns-repeated="9" table:style-name="ce2"/>
          <table:table-cell office:value-type="string" table:style-name="ce4">
            <text:p>?4.8. Place inscription of K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5. Acclamation for the Greens</text:p>
          </table:table-cell>
          <table:table-cell table:number-columns-repeated="9" table:style-name="ce2"/>
          <table:table-cell office:value-type="string" table:style-name="ce4">
            <text:p>?4.9. Place inscription of Zotikos, peddla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6. Acclamation of city Tyche and the Greens</text:p>
          </table:table-cell>
          <table:table-cell table:number-columns-repeated="9" table:style-name="ce2"/>
          <table:table-cell office:value-type="string" table:style-name="ce4">
            <text:p>?4.14. Place inscription of M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7. Seat inscriptions: Theatre, loose block: acclamation for the Greens</text:p>
          </table:table-cell>
          <table:table-cell table:number-columns-repeated="9" table:style-name="ce2"/>
          <table:table-cell office:value-type="string" table:style-name="ce4">
            <text:p>?4.15. Place inscription of Kallini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9. Fragmentary acclamations</text:p>
          </table:table-cell>
          <table:table-cell table:number-columns-repeated="9" table:style-name="ce2"/>
          <table:table-cell office:value-type="string" table:style-name="ce4">
            <text:p>?4.16. Place inscription of Theoktis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10. Invocation</text:p>
          </table:table-cell>
          <table:table-cell table:number-columns-repeated="9" table:style-name="ce2"/>
          <table:table-cell office:value-type="string" table:style-name="ce4">
            <text:p>?4.17. Place inscription of Theoktis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05. Gladiator memorial for enis</text:p>
          </table:table-cell>
          <table:table-cell table:number-columns-repeated="9" table:style-name="ce2"/>
          <table:table-cell office:value-type="string" table:style-name="ce4">
            <text:p>4.18. Place inscription of Ioann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01. Funerary inscription for Eirenion, gladiator</text:p>
          </table:table-cell>
          <table:table-cell table:number-columns-repeated="9" table:style-name="ce2"/>
          <table:table-cell office:value-type="string" table:style-name="ce4">
            <text:p>5.11. Place inscription of Epiktetos, cloakroom-attenda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. Seat inscriptions: Stadium Block 21</text:p>
          </table:table-cell>
          <table:table-cell table:number-columns-repeated="9" table:style-name="ce2"/>
          <table:table-cell office:value-type="string" table:style-name="ce4">
            <text:p>5.12. i. Fragment of verse . ii. Place inscription of Synod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. Seat inscriptions: Stadium Block 20</text:p>
          </table:table-cell>
          <table:table-cell table:number-columns-repeated="9" table:style-name="ce2"/>
          <table:table-cell office:value-type="string" table:style-name="ce4">
            <text:p>?8.8. Place inscription of Philis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. Seat inscriptions: Stadium Block 19</text:p>
          </table:table-cell>
          <table:table-cell table:number-columns-repeated="9" table:style-name="ce2"/>
          <table:table-cell office:value-type="string" table:style-name="ce4">
            <text:p>?8.9. Place inscription of Pardalas, mimolog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4. Seat inscriptions: Stadium Block 18</text:p>
          </table:table-cell>
          <table:table-cell table:number-columns-repeated="9" table:style-name="ce2"/>
          <table:table-cell office:value-type="string" table:style-name="ce4">
            <text:p>8.15. Place inscription of archeologo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5. Seat inscriptions: Stadium Block 16</text:p>
          </table:table-cell>
          <table:table-cell table:number-columns-repeated="9" table:style-name="ce2"/>
          <table:table-cell office:value-type="string" table:style-name="ce4">
            <text:p>?8.16. Place inscription of Autoly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6. Seat inscriptions: Stadium Block 15</text:p>
          </table:table-cell>
          <table:table-cell table:number-columns-repeated="9" table:style-name="ce2"/>
          <table:table-cell office:value-type="string" table:style-name="ce4">
            <text:p>?8.17. Place inscription of Kapuras and Philolog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7. Seat inscriptions: Stadium Block 14</text:p>
          </table:table-cell>
          <table:table-cell table:number-columns-repeated="9" table:style-name="ce2"/>
          <table:table-cell office:value-type="string" table:style-name="ce4">
            <text:p>?8.18. Place inscription of Neika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8. Seat inscriptions: Stadium Block 13</text:p>
          </table:table-cell>
          <table:table-cell table:number-columns-repeated="9" table:style-name="ce2"/>
          <table:table-cell office:value-type="string" table:style-name="ce4">
            <text:p>?8.19. Place inscription of Bassos;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9. Seat inscriptions: Stadium Block 12</text:p>
          </table:table-cell>
          <table:table-cell table:number-columns-repeated="9" table:style-name="ce2"/>
          <table:table-cell office:value-type="string" table:style-name="ce4">
            <text:p>?8.20. Place inscriptions of Ioulianos and Bass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0. Seat inscriptions: Stadium Block 11</text:p>
          </table:table-cell>
          <table:table-cell table:number-columns-repeated="9" table:style-name="ce2"/>
          <table:table-cell office:value-type="string" table:style-name="ce4">
            <text:p>?8.21. Place inscription of Demetrios, homeris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1. Seat inscriptions: Stadium Block 10</text:p>
          </table:table-cell>
          <table:table-cell table:number-columns-repeated="9" table:style-name="ce2"/>
          <table:table-cell office:value-type="string" table:style-name="ce4">
            <text:p>?8.22. Place inscription of a biolog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2. Seat inscriptions: Stadium Block 9</text:p>
          </table:table-cell>
          <table:table-cell table:number-columns-repeated="9" table:style-name="ce2"/>
          <table:table-cell office:value-type="string" table:style-name="ce4">
            <text:p>8.255. Place inscription for Aelius Benousei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3. Seat inscriptions: Stadium Block 8</text:p>
          </table:table-cell>
          <table:table-cell table:number-columns-repeated="9" table:style-name="ce2"/>
          <table:table-cell office:value-type="string" table:style-name="ce4">
            <text:p>?8.265. Reserved benches for associatio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4. Seat inscriptions: Stadium Block 7</text:p>
          </table:table-cell>
          <table:table-cell table:number-columns-repeated="9" table:style-name="ce2"/>
          <table:table-cell office:value-type="string" table:style-name="ce4">
            <text:p>8.402. Place inscription of people of Hierapoli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5. Seat inscriptions: Stadium Block 6</text:p>
          </table:table-cell>
          <table:table-cell table:number-columns-repeated="9" table:style-name="ce2"/>
          <table:table-cell office:value-type="string" table:style-name="ce4">
            <text:p>?8.403. Place inscription of people of Hierapoli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6. Seat inscriptions: Stadium Block 5</text:p>
          </table:table-cell>
          <table:table-cell table:number-columns-repeated="9" table:style-name="ce2"/>
          <table:table-cell office:value-type="string" table:style-name="ce4">
            <text:p>8.507. Place inscription of Heortas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7. Seat inscriptions: Stadium Block 4</text:p>
          </table:table-cell>
          <table:table-cell table:number-columns-repeated="9" table:style-name="ce2"/>
          <table:table-cell office:value-type="string" table:style-name="ce4">
            <text:p>?8.602. Place inscription of Ael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8. Seat inscriptions: Stadium Block 2</text:p>
          </table:table-cell>
          <table:table-cell table:number-columns-repeated="9" table:style-name="ce2"/>
          <table:table-cell office:value-type="string" table:style-name="ce4">
            <text:p>8.605. Place inscription of Alexandros, barb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9. Seat inscriptions: Stadium Block 1</text:p>
          </table:table-cell>
          <table:table-cell table:number-columns-repeated="9" table:style-name="ce2"/>
          <table:table-cell office:value-type="string" table:style-name="ce4">
            <text:p>8.606. Place inscription of Theo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0. Seat inscriptions: Stadium Block 40</text:p>
          </table:table-cell>
          <table:table-cell table:number-columns-repeated="9" table:style-name="ce2"/>
          <table:table-cell office:value-type="string" table:style-name="ce4">
            <text:p>8.608. i. Verse honours for Doulkitios from Balerianos; ii. Place inscrip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1. Seat inscriptions: Stadium Block 37</text:p>
          </table:table-cell>
          <table:table-cell table:number-columns-repeated="9" table:style-name="ce2"/>
          <table:table-cell office:value-type="string" table:style-name="ce4">
            <text:p>?12.9. Place inscription for Hypsikl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2. Seat inscriptions: Stadium Block 38</text:p>
          </table:table-cell>
          <table:table-cell table:number-columns-repeated="9" table:style-name="ce2"/>
          <table:table-cell office:value-type="string" table:style-name="ce4">
            <text:p>?12.516. Place inscription of Philothe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3. Seat inscriptions: Stadium Block 36</text:p>
          </table:table-cell>
          <table:table-cell table:number-columns-repeated="9" table:style-name="ce2"/>
          <table:table-cell office:value-type="string" table:style-name="ce4">
            <text:p>?12.718. Place inscriptions of Leon and Philipp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4. Seat inscriptions: Stadium Block 34</text:p>
          </table:table-cell>
          <table:table-cell table:number-columns-repeated="9" table:style-name="ce2"/>
          <table:table-cell office:value-type="string" table:style-name="ce4">
            <text:p>15.221. Place inscrip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5. Seat inscriptions: Stadium Block 33</text:p>
          </table:table-cell>
          <table:table-cell table:number-columns-repeated="9" table:style-name="ce2"/>
          <table:table-cell office:value-type="string" table:style-name="ce4">
            <text:p>posthumous honou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6. Seat inscriptions: Stadium Block 32</text:p>
          </table:table-cell>
          <table:table-cell table:number-columns-repeated="9" table:style-name="ce2"/>
          <table:table-cell office:value-type="string" table:style-name="ce4">
            <text:p>1.160. Posthumous honours for Dionysios, and a found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7. Seat inscriptions: Stadium Block 30</text:p>
          </table:table-cell>
          <table:table-cell table:number-columns-repeated="9" table:style-name="ce2"/>
          <table:table-cell office:value-type="string" table:style-name="ce4">
            <text:p>7.8. Posthumous honours for Lykidas Zen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8. Seat inscriptions: Stadium Block 29</text:p>
          </table:table-cell>
          <table:table-cell table:number-columns-repeated="9" table:style-name="ce2"/>
          <table:table-cell office:value-type="string" table:style-name="ce4">
            <text:p>11.2. ?Posthumous honou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29. Seat inscriptions: Stadium Block 28</text:p>
          </table:table-cell>
          <table:table-cell table:number-columns-repeated="9" table:style-name="ce2"/>
          <table:table-cell office:value-type="string" table:style-name="ce4">
            <text:p>11.6. Posthumous honours for Papylos son of Ias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0. Seat inscriptions: Stadium Block 27</text:p>
          </table:table-cell>
          <table:table-cell table:number-columns-repeated="9" table:style-name="ce2"/>
          <table:table-cell office:value-type="string" table:style-name="ce4">
            <text:p>11.18. Posthumous honours for M. Quintilius Peduka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1. Seat inscriptions: Stadium Block 25</text:p>
          </table:table-cell>
          <table:table-cell table:number-columns-repeated="9" table:style-name="ce2"/>
          <table:table-cell office:value-type="string" table:style-name="ce4">
            <text:p>11.22. Posthumous honours for Zenon son of Zen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2. Seat inscriptions: Stadium Block 26</text:p>
          </table:table-cell>
          <table:table-cell table:number-columns-repeated="9" table:style-name="ce2"/>
          <table:table-cell office:value-type="string" table:style-name="ce4">
            <text:p>?11.23. Posthumous honours for nios, who has established a found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3. Seat inscriptions: Stadium Block 23</text:p>
          </table:table-cell>
          <table:table-cell table:number-columns-repeated="9" table:style-name="ce2"/>
          <table:table-cell office:value-type="string" table:style-name="ce4">
            <text:p>11.68. Verse posthumous honours, apparently , for Asclepiodot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4. Seat inscriptions: Stadium Block 22</text:p>
          </table:table-cell>
          <table:table-cell table:number-columns-repeated="9" table:style-name="ce2"/>
          <table:table-cell office:value-type="string" table:style-name="ce4">
            <text:p>11.508. Posthumous honours for Muon and Perit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5. Seat inscriptions: Stadium, loose seat</text:p>
          </table:table-cell>
          <table:table-cell table:number-columns-repeated="9" table:style-name="ce2"/>
          <table:table-cell office:value-type="string" table:style-name="ce4">
            <text:p>12.3. Posthumous honours for Nikoteimos Hierax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6. Seat inscriptions: Stadium, loose seat, with image of a gladiator</text:p>
          </table:table-cell>
          <table:table-cell table:number-columns-repeated="9" table:style-name="ce2"/>
          <table:table-cell office:value-type="string" table:style-name="ce4">
            <text:p>12.4. Posthumous honours for Adrastos son of Nikotim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7. Seat inscriptions: Stadium, loose seat</text:p>
          </table:table-cell>
          <table:table-cell table:number-columns-repeated="9" table:style-name="ce2"/>
          <table:table-cell office:value-type="string" table:style-name="ce4">
            <text:p>12.5. Posthumous honours for Ammia daughter of Atta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8. Seat inscriptions: Stadium, loose seat</text:p>
          </table:table-cell>
          <table:table-cell table:number-columns-repeated="9" table:style-name="ce2"/>
          <table:table-cell office:value-type="string" table:style-name="ce4">
            <text:p>12.28. Posthumous honours for Tiberius Claudius Ktesias, who established a found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9. Seat inscriptions: Stadium, loose seat</text:p>
          </table:table-cell>
          <table:table-cell table:number-columns-repeated="9" table:style-name="ce2"/>
          <table:table-cell office:value-type="string" table:style-name="ce4">
            <text:p>12.30. Posthumous honours for Aelius Claudius . . 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40. Seat inscriptions: Stadium, loose seat</text:p>
          </table:table-cell>
          <table:table-cell table:number-columns-repeated="9" table:style-name="ce2"/>
          <table:table-cell office:value-type="string" table:style-name="ce4">
            <text:p>12.104. Posthumous honours for Theodotos son of Androni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01. Gladiator memorial for Kaistillos</text:p>
          </table:table-cell>
          <table:table-cell table:number-columns-repeated="9" table:style-name="ce2"/>
          <table:table-cell office:value-type="string" table:style-name="ce4">
            <text:p>12.105. Posthumous honours for C. Julius Potitianοs and for Antonia Flavian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102. Gladiator memorial for Margaretes</text:p>
          </table:table-cell>
          <table:table-cell table:number-columns-repeated="9" table:style-name="ce2"/>
          <table:table-cell office:value-type="string" table:style-name="ce4">
            <text:p>12.203. Posthumous honours for Attinas son of Theo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. Honours for Papulos, contest-president</text:p>
          </table:table-cell>
          <table:table-cell table:number-columns-repeated="9" table:style-name="ce2"/>
          <table:table-cell office:value-type="string" table:style-name="ce4">
            <text:p>12.307. Posthumous honours for Dionysios son of Artemi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. List of prizes for a contest</text:p>
          </table:table-cell>
          <table:table-cell table:number-columns-repeated="9" table:style-name="ce2"/>
          <table:table-cell office:value-type="string" table:style-name="ce4">
            <text:p>12.308. Posthumous honours for Adrastos son of Nikotim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8. Honours for anonymous, boy runner victor at the fifteenth Philemoniea</text:p>
          </table:table-cell>
          <table:table-cell table:number-columns-repeated="9" table:style-name="ce2"/>
          <table:table-cell office:value-type="string" table:style-name="ce4">
            <text:p>12.312. Posthumous honours for Attalos son of Maked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0. Honours for anonymus, boy boxer</text:p>
          </table:table-cell>
          <table:table-cell table:number-columns-repeated="9" table:style-name="ce2"/>
          <table:table-cell office:value-type="string" table:style-name="ce4">
            <text:p>12.325. Posthumous honours for M. Fl. Antonius Lysimach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0. Honours for anonymus, boy boxer</text:p>
          </table:table-cell>
          <table:table-cell table:number-columns-repeated="9" table:style-name="ce2"/>
          <table:table-cell office:value-type="string" table:style-name="ce4">
            <text:p>12.518. Posthumous honours for Claudia Tryphosa Paulin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0. Relief panel illustrating munera</text:p>
          </table:table-cell>
          <table:table-cell table:number-columns-repeated="9" table:style-name="ce2"/>
          <table:table-cell office:value-type="string" table:style-name="ce4">
            <text:p>12.537. Posthumous honours for anonymous, son of Tryph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2. Honours for Andreas, son of Androneikianos, boy runner</text:p>
          </table:table-cell>
          <table:table-cell table:number-columns-repeated="9" table:style-name="ce2"/>
          <table:table-cell office:value-type="string" table:style-name="ce4">
            <text:p>12.609. Posthumous honours for Apphia daughter of Theo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3. Honours for anonymus, son of Artemidoros, boy boxer</text:p>
          </table:table-cell>
          <table:table-cell table:number-columns-repeated="9" table:style-name="ce2"/>
          <table:table-cell office:value-type="string" table:style-name="ce4">
            <text:p>12.1006. Posthumous honours for Iason son of Menodo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4. Honours for anonymous, boy runner</text:p>
          </table:table-cell>
          <table:table-cell table:number-columns-repeated="9" table:style-name="ce2"/>
          <table:table-cell office:value-type="string" table:style-name="ce4">
            <text:p>12.1019. Posthumous honours for Tiberius Cl(audius) Antonius [Am]m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05. List of prizes for contests</text:p>
          </table:table-cell>
          <table:table-cell table:number-columns-repeated="9" table:style-name="ce2"/>
          <table:table-cell office:value-type="string" table:style-name="ce4">
            <text:p>13.5. Posthumous honours for Demetrios son of Pyrrhos Pap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1. Gladiator memorial for Secundus</text:p>
          </table:table-cell>
          <table:table-cell table:number-columns-repeated="9" table:style-name="ce2"/>
          <table:table-cell office:value-type="string" table:style-name="ce4">
            <text:p>13.6. Posthumous honours for Pyrrhos son of Pyrrh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2. Gladiator memorial for Menandros, bestiarius</text:p>
          </table:table-cell>
          <table:table-cell table:number-columns-repeated="9" table:style-name="ce2"/>
          <table:table-cell office:value-type="string" table:style-name="ce4">
            <text:p>13.7. Posthumous honours for Pyrrhos Papias son of Zen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3. Gladiator memorial for [ . . .]pes, bestiarius</text:p>
          </table:table-cell>
          <table:table-cell table:number-columns-repeated="9" table:style-name="ce2"/>
          <table:table-cell office:value-type="string" table:style-name="ce4">
            <text:p>13.401. Honours, perhaps funerary, for Julianos and Flavia Apphia Iulian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7. Gladiator memorial for familia of Zenon Hypsikles</text:p>
          </table:table-cell>
          <table:table-cell table:number-columns-repeated="9" table:style-name="ce2"/>
          <table:table-cell office:value-type="string" table:style-name="ce4">
            <text:p>13.701. Posthumous honours for Epicharmos son of Chrysa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. Honours for an anonymous contest-president</text:p>
          </table:table-cell>
          <table:table-cell table:number-columns-repeated="9" table:style-name="ce2"/>
          <table:table-cell office:value-type="string" table:style-name="ce4">
            <text:p>15.261. Posthumous honours for Diogenes son of Menand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3. Gladiator memorial for Patroklos</text:p>
          </table:table-cell>
          <table:table-cell table:number-columns-repeated="9" table:style-name="ce2"/>
          <table:table-cell office:value-type="string" table:style-name="ce4">
            <text:p>15.262. Posthumous honours for Titus Flavius Apollinar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5. Gladiator memorial for Xanthos</text:p>
          </table:table-cell>
          <table:table-cell table:number-columns-repeated="9" table:style-name="ce2"/>
          <table:table-cell office:value-type="string" table:style-name="ce4">
            <text:p>15.321. Posthumous honours for M. Aur. Atta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6. Gladiator memorial for [?Margar]eites</text:p>
          </table:table-cell>
          <table:table-cell table:number-columns-repeated="9" table:style-name="ce2"/>
          <table:table-cell office:value-type="string" table:style-name="ce4">
            <text:p>pray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7. Honours for C. Julius Longianos, poet</text:p>
          </table:table-cell>
          <table:table-cell table:number-columns-repeated="9" table:style-name="ce2"/>
          <table:table-cell office:value-type="string" table:style-name="ce4">
            <text:p>1.17. Fragment of donor's pray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7. Honours for C. Julius Longianos, poet</text:p>
          </table:table-cell>
          <table:table-cell table:number-columns-repeated="9" table:style-name="ce2"/>
          <table:table-cell office:value-type="string" table:style-name="ce4">
            <text:p>prayer/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. Honours for ?, son of Apollonios, victor in a contest for sculptors at the first celebration of the Lysimachea Tatianea</text:p>
          </table:table-cell>
          <table:table-cell table:number-columns-repeated="9" table:style-name="ce2"/>
          <table:table-cell office:value-type="string" table:style-name="ce4">
            <text:p>?1.3. Prayer of the builde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5. Honours for Antonius Antiochos, boy boxer</text:p>
          </table:table-cell>
          <table:table-cell table:number-columns-repeated="9" table:style-name="ce2"/>
          <table:table-cell office:value-type="string" table:style-name="ce4">
            <text:p>1.12. Prayer of Theodoretos and Kyria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6. Honours for anonymous, contest-president for life of the Gordianea Attalea</text:p>
          </table:table-cell>
          <table:table-cell table:number-columns-repeated="9" table:style-name="ce2"/>
          <table:table-cell office:value-type="string" table:style-name="ce4">
            <text:p>1.13. Prayer of donors, including Theodoretos and Kyria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2. Honours for Adrastos son of Adrastos, sacred victor</text:p>
          </table:table-cell>
          <table:table-cell table:number-columns-repeated="9" table:style-name="ce2"/>
          <table:table-cell office:value-type="string" table:style-name="ce4">
            <text:p>1.14. Prayer of Anastasios, do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4. Honours for T. Aelius Aurelius Menandros</text:p>
          </table:table-cell>
          <table:table-cell table:number-columns-repeated="9" table:style-name="ce2"/>
          <table:table-cell office:value-type="string" table:style-name="ce4">
            <text:p>?1.15. Prayer of Anastasios, do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5. Honours for M. Aurelius os, long-distance runner</text:p>
          </table:table-cell>
          <table:table-cell table:number-columns-repeated="9" table:style-name="ce2"/>
          <table:table-cell office:value-type="string" table:style-name="ce4">
            <text:p>1.16. Prayer of do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5. Honours for M. Aurelius os, long-distance runner</text:p>
          </table:table-cell>
          <table:table-cell table:number-columns-repeated="9" table:style-name="ce2"/>
          <table:table-cell office:value-type="string" table:style-name="ce4">
            <text:p>1.19. Prayer of Aster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5. Posthumous honours for M. Fl. Antonius Lysimachos</text:p>
          </table:table-cell>
          <table:table-cell table:number-columns-repeated="9" table:style-name="ce2"/>
          <table:table-cell office:value-type="string" table:style-name="ce4">
            <text:p>1.20. Prayer of Theo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8. Letter of M. Ulpius Appuleius Eurykles to the Aphrodisians</text:p>
          </table:table-cell>
          <table:table-cell table:number-columns-repeated="9" table:style-name="ce2"/>
          <table:table-cell office:value-type="string" table:style-name="ce4">
            <text:p>1.21. Prayers on West Door of Temple-Church (south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8. Letter of M. Ulpius Appuleius Eurykles to the Aphrodisians</text:p>
          </table:table-cell>
          <table:table-cell table:number-columns-repeated="9" table:style-name="ce2"/>
          <table:table-cell office:value-type="string" table:style-name="ce4">
            <text:p>1.22. Prayers on West Door of Temple-Church (north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15. Gladiator memorial for Skirtos</text:p>
          </table:table-cell>
          <table:table-cell table:number-columns-repeated="9" table:style-name="ce2"/>
          <table:table-cell office:value-type="string" table:style-name="ce4">
            <text:p>1.23. Prayer of/to Michael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21. Gladiator memorial for Fortis</text:p>
          </table:table-cell>
          <table:table-cell table:number-columns-repeated="9" table:style-name="ce2"/>
          <table:table-cell office:value-type="string" table:style-name="ce4">
            <text:p>?1.24. Name: Stephanos, subdeacon ( prayer/invocation 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22. Gladiator memorial for Aniketos</text:p>
          </table:table-cell>
          <table:table-cell table:number-columns-repeated="9" table:style-name="ce2"/>
          <table:table-cell office:value-type="string" table:style-name="ce4">
            <text:p>1.25. Names: Stephanos and Leon (prayer/invocation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23. Honours for M. Valerius Epaphrodeitos, singer to the kithara</text:p>
          </table:table-cell>
          <table:table-cell table:number-columns-repeated="9" table:style-name="ce2"/>
          <table:table-cell office:value-type="string" table:style-name="ce4">
            <text:p>1.26. Name, Philippos (prayer/invocation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1. Funerary honours for anonymous, pancratiast</text:p>
          </table:table-cell>
          <table:table-cell table:number-columns-repeated="9" table:style-name="ce2"/>
          <table:table-cell office:value-type="string" table:style-name="ce4">
            <text:p>?1.27. Nam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6. Honours for Kallimorphos, flautist</text:p>
          </table:table-cell>
          <table:table-cell table:number-columns-repeated="9" table:style-name="ce2"/>
          <table:table-cell office:value-type="string" table:style-name="ce4">
            <text:p>?1.28. Michael: name or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6. Honours for Kallimorphos, flautist</text:p>
          </table:table-cell>
          <table:table-cell table:number-columns-repeated="9" table:style-name="ce2"/>
          <table:table-cell office:value-type="string" table:style-name="ce4">
            <text:p>1.29. Prayer of Le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9. Decree of honours for Kallikrates son of Diogenes,pancratiast</text:p>
          </table:table-cell>
          <table:table-cell table:number-columns-repeated="9" table:style-name="ce2"/>
          <table:table-cell office:value-type="string" table:style-name="ce4">
            <text:p>?1.30. Name: Onesimos ( prayer/invocation 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9. Decree of honours for Kallikrates son of Diogenes,pancratiast</text:p>
          </table:table-cell>
          <table:table-cell table:number-columns-repeated="9" table:style-name="ce2"/>
          <table:table-cell office:value-type="string" table:style-name="ce4">
            <text:p>?1.31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0. Honours for Aelius Aurelius Menandros</text:p>
          </table:table-cell>
          <table:table-cell table:number-columns-repeated="9" table:style-name="ce2"/>
          <table:table-cell office:value-type="string" table:style-name="ce4">
            <text:p>1.32. Nam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0. Honours for Aelius Aurelius Menandros</text:p>
          </table:table-cell>
          <table:table-cell table:number-columns-repeated="9" table:style-name="ce2"/>
          <table:table-cell office:value-type="string" table:style-name="ce4">
            <text:p>1.33. Graffiti: names and praye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4. Honours for the People of Keretapa</text:p>
          </table:table-cell>
          <table:table-cell table:number-columns-repeated="9" table:style-name="ce2"/>
          <table:table-cell office:value-type="string" table:style-name="ce4">
            <text:p>1.34. Graffiti: names and praye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5. Honours for the People of Hierapolis</text:p>
          </table:table-cell>
          <table:table-cell table:number-columns-repeated="9" table:style-name="ce2"/>
          <table:table-cell office:value-type="string" table:style-name="ce4">
            <text:p>1.36. Prayer on column: Temple-Churc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6. Honours for the People of Kibyra</text:p>
          </table:table-cell>
          <table:table-cell table:number-columns-repeated="9" table:style-name="ce2"/>
          <table:table-cell office:value-type="string" table:style-name="ce4">
            <text:p>1.193. Warning against approaching the bema (verse); invocatio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7. Honours for the People of Apollonia Salbake</text:p>
          </table:table-cell>
          <table:table-cell table:number-columns-repeated="9" table:style-name="ce2"/>
          <table:table-cell office:value-type="string" table:style-name="ce4">
            <text:p>?1.194. Graffiti: prayer/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8. Honours for the People of Heraklea Salbake</text:p>
          </table:table-cell>
          <table:table-cell table:number-columns-repeated="9" table:style-name="ce2"/>
          <table:table-cell office:value-type="string" table:style-name="ce4">
            <text:p>1.405. Pray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9. Honours for the People of Tabae</text:p>
          </table:table-cell>
          <table:table-cell table:number-columns-repeated="9" table:style-name="ce2"/>
          <table:table-cell office:value-type="string" table:style-name="ce4">
            <text:p>2.402. Graffiti: Prayers and nam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30. Honours for the People of</text:p>
          </table:table-cell>
          <table:table-cell table:number-columns-repeated="9" table:style-name="ce2"/>
          <table:table-cell office:value-type="string" table:style-name="ce4">
            <text:p>4.310. i. Verse honours for Anthemios; ii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11. Gladiator memorial for familia of M. Antonius Apellas Severinos</text:p>
          </table:table-cell>
          <table:table-cell table:number-columns-repeated="9" table:style-name="ce2"/>
          <table:table-cell office:value-type="string" table:style-name="ce4">
            <text:p>?5.122. Donor prayer from a churc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11. Gladiator memorial for familia of M. Antonius Apellas Severinos</text:p>
          </table:table-cell>
          <table:table-cell table:number-columns-repeated="9" table:style-name="ce2"/>
          <table:table-cell office:value-type="string" table:style-name="ce4">
            <text:p>8.110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3. Gladiator memorial, for Unio</text:p>
          </table:table-cell>
          <table:table-cell table:number-columns-repeated="9" table:style-name="ce2"/>
          <table:table-cell office:value-type="string" table:style-name="ce4">
            <text:p>8.269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4. Opening of a decree by the city and by the sacred victors</text:p>
          </table:table-cell>
          <table:table-cell table:number-columns-repeated="9" table:style-name="ce2"/>
          <table:table-cell office:value-type="string" table:style-name="ce4">
            <text:p>8.603. Pray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2. Honours for Zenon son of Zenon, boy runner Victor at the ninth Philemoniea</text:p>
          </table:table-cell>
          <table:table-cell table:number-columns-repeated="9" table:style-name="ce2"/>
          <table:table-cell office:value-type="string" table:style-name="ce4">
            <text:p>11.64. Prayer of Damocharis, curs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4. Gladiator memorial for Podenemos</text:p>
          </table:table-cell>
          <table:table-cell table:number-columns-repeated="9" table:style-name="ce2"/>
          <table:table-cell office:value-type="string" table:style-name="ce4">
            <text:p>?11.67. Nam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6. Honours for anonymous, wrestler</text:p>
          </table:table-cell>
          <table:table-cell table:number-columns-repeated="9" table:style-name="ce2"/>
          <table:table-cell office:value-type="string" table:style-name="ce4">
            <text:p>?11.111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5. Gladiator memorial</text:p>
          </table:table-cell>
          <table:table-cell table:number-columns-repeated="9" table:style-name="ce2"/>
          <table:table-cell office:value-type="string" table:style-name="ce4">
            <text:p>11.225. Prayer of Theodoros, 'the Bell'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8. Gladiator memorial for Euplous</text:p>
          </table:table-cell>
          <table:table-cell table:number-columns-repeated="9" table:style-name="ce2"/>
          <table:table-cell office:value-type="string" table:style-name="ce4">
            <text:p>11.516. Text at an entranc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9. Gladiator memorial of Eupithanos</text:p>
          </table:table-cell>
          <table:table-cell table:number-columns-repeated="9" table:style-name="ce2"/>
          <table:table-cell office:value-type="string" table:style-name="ce4">
            <text:p>12.401. Invocatio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0. Gladiator memorial for Kalandion</text:p>
          </table:table-cell>
          <table:table-cell table:number-columns-repeated="9" table:style-name="ce2"/>
          <table:table-cell office:value-type="string" table:style-name="ce4">
            <text:p>15.102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25. Gladiator memorial</text:p>
          </table:table-cell>
          <table:table-cell table:number-columns-repeated="9" table:style-name="ce2"/>
          <table:table-cell office:value-type="string" table:style-name="ce4">
            <text:p>15.353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26. Relief panel illustrating munera</text:p>
          </table:table-cell>
          <table:table-cell table:number-columns-repeated="9" table:style-name="ce2"/>
          <table:table-cell office:value-type="string" table:style-name="ce4">
            <text:p>religio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27. Relief panel illustrating munera</text:p>
          </table:table-cell>
          <table:table-cell table:number-columns-repeated="9" table:style-name="ce2"/>
          <table:table-cell office:value-type="string" table:style-name="ce4">
            <text:p>1.2. Building dedication for Aphrodite by C. Julius Zoi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28. Relief panel illustrating munera</text:p>
          </table:table-cell>
          <table:table-cell table:number-columns-repeated="9" table:style-name="ce2"/>
          <table:table-cell office:value-type="string" table:style-name="ce4">
            <text:p>1.4. Column dedication by Eumachos and Am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7. Gladiator memorial</text:p>
          </table:table-cell>
          <table:table-cell table:number-columns-repeated="9" table:style-name="ce2"/>
          <table:table-cell office:value-type="string" table:style-name="ce4">
            <text:p>1.5. Column dedication by Eumachos and Amm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78. List of names</text:p>
          </table:table-cell>
          <table:table-cell table:number-columns-repeated="9" table:style-name="ce2"/>
          <table:table-cell office:value-type="string" table:style-name="ce4">
            <text:p>1.6. Column dedication by Eumachos and Am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79. Gladiator memorial for Narkissos</text:p>
          </table:table-cell>
          <table:table-cell table:number-columns-repeated="9" table:style-name="ce2"/>
          <table:table-cell office:value-type="string" table:style-name="ce4">
            <text:p>1.7. Column dedication by Attalos and Attali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80. Gladiator memorial for Pheropes</text:p>
          </table:table-cell>
          <table:table-cell table:number-columns-repeated="9" table:style-name="ce2"/>
          <table:table-cell office:value-type="string" table:style-name="ce4">
            <text:p>1.8. Column dedication by Attalos and Attali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81. List of prizes for the Attalea</text:p>
          </table:table-cell>
          <table:table-cell table:number-columns-repeated="9" table:style-name="ce2"/>
          <table:table-cell office:value-type="string" table:style-name="ce4">
            <text:p>1.10. Names with gameboard 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82. Fragmentary honours for a victor</text:p>
          </table:table-cell>
          <table:table-cell table:number-columns-repeated="9" table:style-name="ce2"/>
          <table:table-cell office:value-type="string" table:style-name="ce4">
            <text:p>1.11. Place inscription of Loukas, philopo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7. Second decree of the synod of athletes in honour of Kallikrates</text:p>
          </table:table-cell>
          <table:table-cell table:number-columns-repeated="9" table:style-name="ce2"/>
          <table:table-cell office:value-type="string" table:style-name="ce4">
            <text:p>1.12. Prayer of Theodoretos and Kyria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7. Second decree of the synod of athletes in honour of Kallikrates</text:p>
          </table:table-cell>
          <table:table-cell table:number-columns-repeated="9" table:style-name="ce2"/>
          <table:table-cell office:value-type="string" table:style-name="ce4">
            <text:p>1.14. Prayer of Anastasios, do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0. Letter of a curator, ?M. Ulpius Appuleius Eurykles, to the Aphrodisians</text:p>
          </table:table-cell>
          <table:table-cell table:number-columns-repeated="9" table:style-name="ce2"/>
          <table:table-cell office:value-type="string" table:style-name="ce4">
            <text:p>1.16. Prayer of do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0. Letter of a curator, ?M. Ulpius Appuleius Eurykles, to the Aphrodisians</text:p>
          </table:table-cell>
          <table:table-cell table:number-columns-repeated="9" table:style-name="ce2"/>
          <table:table-cell office:value-type="string" table:style-name="ce4">
            <text:p>1.17. Fragment of donor's pray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8. Funerary inscription for Epiphanios, bull-rearer</text:p>
          </table:table-cell>
          <table:table-cell table:number-columns-repeated="9" table:style-name="ce2"/>
          <table:table-cell office:value-type="string" table:style-name="ce4">
            <text:p>1.21. Prayers on West Door of Temple-Church (south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4. Honours for anonymus, son of Menandros, boy pankratiast</text:p>
          </table:table-cell>
          <table:table-cell table:number-columns-repeated="9" table:style-name="ce2"/>
          <table:table-cell office:value-type="string" table:style-name="ce4">
            <text:p>1.22. Prayers on West Door of Temple-Church (north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4. Honours for anonymus, son of Menandros, boy pankratiast</text:p>
          </table:table-cell>
          <table:table-cell table:number-columns-repeated="9" table:style-name="ce2"/>
          <table:table-cell office:value-type="string" table:style-name="ce4">
            <text:p>1.28. Michael: name or invocation</text:p>
          </table:table-cell>
          <table:table-cell table:number-columns-repeated="16372"/>
        </table:table-row>
        <table:table-row table:style-name="ro1">
          <table:table-cell table:style-name="ce2"/>
          <table:table-cell table:style-name="ce4"/>
          <table:table-cell table:number-columns-repeated="9" table:style-name="ce2"/>
          <table:table-cell office:value-type="string" table:style-name="ce4">
            <text:p>1.29. Prayer of Le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building dedication</text:p>
          </table:table-cell>
          <table:table-cell table:number-columns-repeated="9" table:style-name="ce2"/>
          <table:table-cell office:value-type="string" table:style-name="ce4">
            <text:p>1.33. Graffiti: names and praye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2. Building dedication for Aphrodite by C. Julius Zoilos</text:p>
          </table:table-cell>
          <table:table-cell table:number-columns-repeated="9" table:style-name="ce2"/>
          <table:table-cell office:value-type="string" table:style-name="ce4">
            <text:p>1.34. Graffiti: names and praye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02. Building dedication to the Divine Augustus by Eusebes son of Menandros</text:p>
          </table:table-cell>
          <table:table-cell table:number-columns-repeated="9" table:style-name="ce2"/>
          <table:table-cell office:value-type="string" table:style-name="ce4">
            <text:p>1.37. Fragments from a poem decorating a feature in the Temple-Churc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4. Building dedication for Hadrian</text:p>
          </table:table-cell>
          <table:table-cell table:number-columns-repeated="9" table:style-name="ce2"/>
          <table:table-cell office:value-type="string" table:style-name="ce4">
            <text:p>1.38. Boundary marker, set up by C. Julius Zoi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522. Building dedication to divinity/emperor</text:p>
          </table:table-cell>
          <table:table-cell table:number-columns-repeated="9" table:style-name="ce2"/>
          <table:table-cell office:value-type="string" table:style-name="ce4">
            <text:p>1.104. Fragments of panel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701. Building dedication for Aphrodite</text:p>
          </table:table-cell>
          <table:table-cell table:number-columns-repeated="9" table:style-name="ce2"/>
          <table:table-cell office:value-type="string" table:style-name="ce4">
            <text:p>1.107. Fragmentary honou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3.3. Building dedication to a god</text:p>
          </table:table-cell>
          <table:table-cell table:number-columns-repeated="9" table:style-name="ce2"/>
          <table:table-cell office:value-type="string" table:style-name="ce4">
            <text:p>1.109. Dedication to Aphrodite by Artemi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. Building dedication to an emperor</text:p>
          </table:table-cell>
          <table:table-cell table:number-columns-repeated="9" table:style-name="ce2"/>
          <table:table-cell office:value-type="string" table:style-name="ce4">
            <text:p>1.154. Panel fragment from Templ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4. Building dedication to Aphrodite and emperors</text:p>
          </table:table-cell>
          <table:table-cell table:number-columns-repeated="9" table:style-name="ce2"/>
          <table:table-cell office:value-type="string" table:style-name="ce4">
            <text:p>1.159. Honours for daughter of Hephais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5. Building dedication to Aphrodite and emperors</text:p>
          </table:table-cell>
          <table:table-cell table:number-columns-repeated="9" table:style-name="ce2"/>
          <table:table-cell office:value-type="string" table:style-name="ce4">
            <text:p>1.177. Honours for Zenon son of Zenon, wrestl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6. Building dedication of the Eusebian Bath to the Emperors and Aphrodite</text:p>
          </table:table-cell>
          <table:table-cell table:number-columns-repeated="9" table:style-name="ce2"/>
          <table:table-cell office:value-type="string" table:style-name="ce4">
            <text:p>1.186. Honours for Aurelia Apphia daughter of Epikte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5.9. Building dedication to Aphrodite and Hadrian</text:p>
          </table:table-cell>
          <table:table-cell table:number-columns-repeated="9" table:style-name="ce2"/>
          <table:table-cell office:value-type="string" table:style-name="ce4">
            <text:p>1.187. Honours for [...] daughter of ...]l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6.2. Building dedication for Titus</text:p>
          </table:table-cell>
          <table:table-cell table:number-columns-repeated="9" table:style-name="ce2"/>
          <table:table-cell office:value-type="string" table:style-name="ce4">
            <text:p>1.193. Warning against approaching the bema (verse); invocatio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. i. Building dedication to Aphrodite and Demos; ii. Invocation to Ourania; iii. Acclamation for the City</text:p>
          </table:table-cell>
          <table:table-cell table:number-columns-repeated="9" table:style-name="ce2"/>
          <table:table-cell office:value-type="string" table:style-name="ce4">
            <text:p>1.202. Eustochios, responsible for building work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. Building dedication by C. Julius Zoilos</text:p>
          </table:table-cell>
          <table:table-cell table:number-columns-repeated="9" table:style-name="ce2"/>
          <table:table-cell office:value-type="string" table:style-name="ce4">
            <text:p>2.2. Invocation of Ouran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2. Building dedication to Nemesis</text:p>
          </table:table-cell>
          <table:table-cell table:number-columns-repeated="9" table:style-name="ce2"/>
          <table:table-cell office:value-type="string" table:style-name="ce4">
            <text:p>2.20. Epigram for Pythe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8. Building dedication by Aristokles Molossos</text:p>
          </table:table-cell>
          <table:table-cell table:number-columns-repeated="9" table:style-name="ce2"/>
          <table:table-cell office:value-type="string" table:style-name="ce4">
            <text:p>2.109. Statue dedication of Aphrodi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12. Building dedication by Aristokles Molossos</text:p>
          </table:table-cell>
          <table:table-cell table:number-columns-repeated="9" table:style-name="ce2"/>
          <table:table-cell office:value-type="string" table:style-name="ce4">
            <text:p>2.113. Statue dedication by Flavius Androni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13. Building dedication by Aristokles Molossos</text:p>
          </table:table-cell>
          <table:table-cell table:number-columns-repeated="9" table:style-name="ce2"/>
          <table:table-cell office:value-type="string" table:style-name="ce4">
            <text:p>2.309. Funerary formula from sarcophag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15. Building dedication by M. Aurelius Menestheus Skopas</text:p>
          </table:table-cell>
          <table:table-cell table:number-columns-repeated="9" table:style-name="ce2"/>
          <table:table-cell office:value-type="string" table:style-name="ce4">
            <text:p>2.402. Graffiti: Prayers and nam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33. Building dedication for Aphrodite, Emperors and Demos</text:p>
          </table:table-cell>
          <table:table-cell table:number-columns-repeated="9" table:style-name="ce2"/>
          <table:table-cell office:value-type="string" table:style-name="ce4">
            <text:p>2.516. Dedication to Theos Hypsis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25. Building dedication of Sebasteion portico for Aphrodite, Emperors and Demos</text:p>
          </table:table-cell>
          <table:table-cell table:number-columns-repeated="9" table:style-name="ce2"/>
          <table:table-cell office:value-type="string" table:style-name="ce4">
            <text:p>2.523. Funerary formula from sarcophag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12. Building dedication to Tiberius and Livia</text:p>
          </table:table-cell>
          <table:table-cell table:number-columns-repeated="9" table:style-name="ce2"/>
          <table:table-cell office:value-type="string" table:style-name="ce4">
            <text:p>2.701. Building dedication for Aphrodi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02. Building dedication to Demos by Eupolemos son of Artemidoros</text:p>
          </table:table-cell>
          <table:table-cell table:number-columns-repeated="9" table:style-name="ce2"/>
          <table:table-cell office:value-type="string" table:style-name="ce4">
            <text:p>3.2. Building inscription by priest of Libert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7. Building dedication to Aphrodite</text:p>
          </table:table-cell>
          <table:table-cell table:number-columns-repeated="9" table:style-name="ce2"/>
          <table:table-cell office:value-type="string" table:style-name="ce4">
            <text:p>4.4. Building dedication to Aphrodite and empero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4. Building dedication to Zeus</text:p>
          </table:table-cell>
          <table:table-cell table:number-columns-repeated="9" table:style-name="ce2"/>
          <table:table-cell office:value-type="string" table:style-name="ce4">
            <text:p>4.10. Fl. Eutolmius Tatianos honours Arcad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4. Building dedication under Domitian.</text:p>
          </table:table-cell>
          <table:table-cell table:number-columns-repeated="9" table:style-name="ce2"/>
          <table:table-cell office:value-type="string" table:style-name="ce4">
            <text:p>4.11. Fl. Eutolmius Tatianos honours Valentinian I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4. Building dedication s, by Antipatros and by Dionysios, to Demos</text:p>
          </table:table-cell>
          <table:table-cell table:number-columns-repeated="9" table:style-name="ce2"/>
          <table:table-cell office:value-type="string" table:style-name="ce4">
            <text:p>4.20. Verse honours for Albi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5. Building dedication to Demos</text:p>
          </table:table-cell>
          <table:table-cell table:number-columns-repeated="9" table:style-name="ce2"/>
          <table:table-cell office:value-type="string" table:style-name="ce4">
            <text:p>4.21. 1. Acclamations for Albinos, clarissimus; 2. Acclamation for the cit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6. Building dedication to Demos</text:p>
          </table:table-cell>
          <table:table-cell table:number-columns-repeated="9" table:style-name="ce2"/>
          <table:table-cell office:value-type="string" table:style-name="ce4">
            <text:p>4.109. Dedication to Aphrodi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7. Building dedication to Demos</text:p>
          </table:table-cell>
          <table:table-cell table:number-columns-repeated="9" table:style-name="ce2"/>
          <table:table-cell office:value-type="string" table:style-name="ce4">
            <text:p>4.113. Votive to Asklep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8. Building dedication to Demos</text:p>
          </table:table-cell>
          <table:table-cell table:number-columns-repeated="9" table:style-name="ce2"/>
          <table:table-cell office:value-type="string" table:style-name="ce4">
            <text:p>4.202. Verse honours: i. for Ampelios, father of the city; ii. and iii. for Doulkitios, governor, on the Agora Ga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415. Monumental fragment of building dedication</text:p>
          </table:table-cell>
          <table:table-cell table:number-columns-repeated="9" table:style-name="ce2"/>
          <table:table-cell office:value-type="string" table:style-name="ce4">
            <text:p>4.309. Honours for T. Oppius Aelianus Asklepiodo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5. Building dedication to Demos</text:p>
          </table:table-cell>
          <table:table-cell table:number-columns-repeated="9" table:style-name="ce2"/>
          <table:table-cell office:value-type="string" table:style-name="ce4">
            <text:p>4.310. i. Verse honours for Anthemios; ii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6. Building dedication to Demos</text:p>
          </table:table-cell>
          <table:table-cell table:number-columns-repeated="9" table:style-name="ce2"/>
          <table:table-cell office:value-type="string" table:style-name="ce4">
            <text:p>5.5. Building dedication to Aphrodite and empero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3. Building dedication to Demos</text:p>
          </table:table-cell>
          <table:table-cell table:number-columns-repeated="9" table:style-name="ce2"/>
          <table:table-cell office:value-type="string" table:style-name="ce4">
            <text:p>5.6. Building dedication of the Eusebian Bath to the Emperors and Aphrodi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building inscription</text:p>
          </table:table-cell>
          <table:table-cell table:number-columns-repeated="9" table:style-name="ce2"/>
          <table:table-cell office:value-type="string" table:style-name="ce4">
            <text:p>5.7. Dedication of a caryatid by Attali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2. Prayer of Theodoretos and Kyriakos</text:p>
          </table:table-cell>
          <table:table-cell table:number-columns-repeated="9" table:style-name="ce2"/>
          <table:table-cell office:value-type="string" table:style-name="ce4">
            <text:p>5.9. Building dedication to Aphrodite and Hadria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3. Prayer of donors, including Theodoretos and Kyriakos</text:p>
          </table:table-cell>
          <table:table-cell table:number-columns-repeated="9" table:style-name="ce2"/>
          <table:table-cell office:value-type="string" table:style-name="ce4">
            <text:p>5.10. i. Honours for Marcus Antonius Popillius Andronikos; ii. Fl. Photios gives a gameboard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4. Prayer of Anastasios, donor</text:p>
          </table:table-cell>
          <table:table-cell table:number-columns-repeated="9" table:style-name="ce2"/>
          <table:table-cell office:value-type="string" table:style-name="ce4">
            <text:p>5.16. First honours for Rhodopaios, in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5. Prayer of Anastasios, donor</text:p>
          </table:table-cell>
          <table:table-cell table:number-columns-repeated="9" table:style-name="ce2"/>
          <table:table-cell office:value-type="string" table:style-name="ce4">
            <text:p>5.24. Acclamations for imperial family, and a New Theodos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6. Prayer of donor</text:p>
          </table:table-cell>
          <table:table-cell table:number-columns-repeated="9" table:style-name="ce2"/>
          <table:table-cell office:value-type="string" table:style-name="ce4">
            <text:p>5.101. Honours for Gaius Julius Zoi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7. Fragment of donor's prayer</text:p>
          </table:table-cell>
          <table:table-cell table:number-columns-repeated="9" table:style-name="ce2"/>
          <table:table-cell office:value-type="string" table:style-name="ce4">
            <text:p>5.108. Dedication of image of the Hours by Zenon and Apph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8. Anatolios, donor</text:p>
          </table:table-cell>
          <table:table-cell table:number-columns-repeated="9" table:style-name="ce2"/>
          <table:table-cell office:value-type="string" table:style-name="ce4">
            <text:p>5.109. Dedication of image of the Hours by Zenon and Apph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37. Fragments from a poem decorating a feature in the Temple-Church</text:p>
          </table:table-cell>
          <table:table-cell table:number-columns-repeated="9" table:style-name="ce2"/>
          <table:table-cell office:value-type="string" table:style-name="ce4">
            <text:p>5.112. Votive offering to Asklepios by Am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92. Church donor's inscription</text:p>
          </table:table-cell>
          <table:table-cell table:number-columns-repeated="9" table:style-name="ce2"/>
          <table:table-cell office:value-type="string" table:style-name="ce4">
            <text:p>5.117. Votive offering to Asklep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202. Eustochios, responsible for building work</text:p>
          </table:table-cell>
          <table:table-cell table:number-columns-repeated="9" table:style-name="ce2"/>
          <table:table-cell office:value-type="string" table:style-name="ce4">
            <text:p>5.204. i. Honours for Pyrron son of Itharos; ii. Verse honours for Hermias, benefact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302. Eustochios, responsible for building work</text:p>
          </table:table-cell>
          <table:table-cell table:number-columns-repeated="9" table:style-name="ce2"/>
          <table:table-cell office:value-type="string" table:style-name="ce4">
            <text:p>5.207. Building dedication to Aphrodite and Hadrian by Pereitas Atta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505. Fl. Epiphanios Hermias and others make a benefaction</text:p>
          </table:table-cell>
          <table:table-cell table:number-columns-repeated="9" table:style-name="ce2"/>
          <table:table-cell office:value-type="string" table:style-name="ce4">
            <text:p>5.208. Building dedication to Aphrodite and Hadrian by Pereitas Atta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507. Building inscription</text:p>
          </table:table-cell>
          <table:table-cell table:number-columns-repeated="9" table:style-name="ce2"/>
          <table:table-cell office:value-type="string" table:style-name="ce4">
            <text:p>5.214. Honours for Aurelius Achill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9. Ampelios, father of the city, restores the 'palaestra'</text:p>
          </table:table-cell>
          <table:table-cell table:number-columns-repeated="9" table:style-name="ce2"/>
          <table:table-cell office:value-type="string" table:style-name="ce4">
            <text:p>5.301. Statue dedication by Flavius Zen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10. i. Honours for Septimus Severus; ii. Building inscription of Antonius Priskos</text:p>
          </table:table-cell>
          <table:table-cell table:number-columns-repeated="9" table:style-name="ce2"/>
          <table:table-cell office:value-type="string" table:style-name="ce4">
            <text:p>7.2. Dedicatory poem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112. Fragment of building inscription</text:p>
          </table:table-cell>
          <table:table-cell table:number-columns-repeated="9" table:style-name="ce2"/>
          <table:table-cell office:value-type="string" table:style-name="ce4">
            <text:p>7.16. Monogram capitals from the Triconch Churc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03. Building inscription by [—]nius Lysias</text:p>
          </table:table-cell>
          <table:table-cell table:number-columns-repeated="9" table:style-name="ce2"/>
          <table:table-cell office:value-type="string" table:style-name="ce4">
            <text:p>8.1. i. Building dedication to Aphrodite and Demos; ii. Invocation to Ourania; iii. Acclamation for the Cit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527. Flavius Septimius a benefactor</text:p>
          </table:table-cell>
          <table:table-cell table:number-columns-repeated="9" table:style-name="ce2"/>
          <table:table-cell office:value-type="string" table:style-name="ce4">
            <text:p>8.5. Building dedication by C. Julius Zoi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32. Building inscription of bishop Euphemius</text:p>
          </table:table-cell>
          <table:table-cell table:number-columns-repeated="9" table:style-name="ce2"/>
          <table:table-cell office:value-type="string" table:style-name="ce4">
            <text:p>8.6. Acclamation for Ouran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3.2. Building inscription by priest of Libertas</text:p>
          </table:table-cell>
          <table:table-cell table:number-columns-repeated="9" table:style-name="ce2"/>
          <table:table-cell office:value-type="string" table:style-name="ce4">
            <text:p>8.7. Acclamation for Ouran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3.102. Building inscription</text:p>
          </table:table-cell>
          <table:table-cell table:number-columns-repeated="9" table:style-name="ce2"/>
          <table:table-cell office:value-type="string" table:style-name="ce4">
            <text:p>8.10. Graffiti on Theatre stage building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9. Philippos, admirandissimus, pays for work in the South Agora</text:p>
          </table:table-cell>
          <table:table-cell table:number-columns-repeated="9" table:style-name="ce2"/>
          <table:table-cell office:value-type="string" table:style-name="ce4">
            <text:p>8.39. Honours for Hosidius Ioul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20. Building inscription of Helladios</text:p>
          </table:table-cell>
          <table:table-cell table:number-columns-repeated="9" table:style-name="ce2"/>
          <table:table-cell office:value-type="string" table:style-name="ce4">
            <text:p>8.52. Statue dedication of a statue of Demos by Nikomachos and Menodotos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2. i. Fragment of verse . ii. Place inscription of Synodios</text:p>
          </table:table-cell>
          <table:table-cell table:number-columns-repeated="9" table:style-name="ce2"/>
          <table:table-cell office:value-type="string" table:style-name="ce4">
            <text:p>8.58. Seat inscriptions: Theatre, Block F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9. Ioannes undertakes restoration works in the Hadrianic Baths</text:p>
          </table:table-cell>
          <table:table-cell table:number-columns-repeated="9" table:style-name="ce2"/>
          <table:table-cell office:value-type="string" table:style-name="ce4">
            <text:p>8.82. Building dedication to Nemesi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5.20. Building works in the Hadrianic Baths</text:p>
          </table:table-cell>
          <table:table-cell table:number-columns-repeated="9" table:style-name="ce2"/>
          <table:table-cell office:value-type="string" table:style-name="ce4">
            <text:p>8.84. Honours for Claudius Ze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. Flavius undertakes building works in the Hadrianic Baths</text:p>
          </table:table-cell>
          <table:table-cell table:number-columns-repeated="9" table:style-name="ce2"/>
          <table:table-cell office:value-type="string" table:style-name="ce4">
            <text:p>8.85. i: Building dedication to Aphrodite and emperors by T.Cl. Zelos. ii: Verse honours for Androkles, a benefact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2. Flavius E undertakes building works in the Hadrianic Baths</text:p>
          </table:table-cell>
          <table:table-cell table:number-columns-repeated="9" table:style-name="ce2"/>
          <table:table-cell office:value-type="string" table:style-name="ce4">
            <text:p>8.108. Building dedication by Aristokles Moloss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3. Restoration work in the Hadrianic Baths</text:p>
          </table:table-cell>
          <table:table-cell table:number-columns-repeated="9" table:style-name="ce2"/>
          <table:table-cell office:value-type="string" table:style-name="ce4">
            <text:p>8.110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18. Building inscription of Helladios</text:p>
          </table:table-cell>
          <table:table-cell table:number-columns-repeated="9" table:style-name="ce2"/>
          <table:table-cell office:value-type="string" table:style-name="ce4">
            <text:p>8.112. Building dedication by Aristokles Moloss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9. Dionysios, doctor, undertakes building works in the Hadrianic Baths</text:p>
          </table:table-cell>
          <table:table-cell table:number-columns-repeated="9" table:style-name="ce2"/>
          <table:table-cell office:value-type="string" table:style-name="ce4">
            <text:p>8.113. Building dedication by Aristokles Moloss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303. Building inscription of Pytheas, in verse</text:p>
          </table:table-cell>
          <table:table-cell table:number-columns-repeated="9" table:style-name="ce2"/>
          <table:table-cell office:value-type="string" table:style-name="ce4">
            <text:p>8.209. Votive offering to Kore Plyarei by Diogenes and Tat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6.4. Building inscription by Fl. Constantius, governor</text:p>
          </table:table-cell>
          <table:table-cell table:number-columns-repeated="9" table:style-name="ce2"/>
          <table:table-cell office:value-type="string" table:style-name="ce4">
            <text:p>8.210. Oath of Plarasa/Aphrodisias, Kibyra, and Taba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6.5. Verse honours for Ioannes, governor of Caria</text:p>
          </table:table-cell>
          <table:table-cell table:number-columns-repeated="9" table:style-name="ce2"/>
          <table:table-cell office:value-type="string" table:style-name="ce4">
            <text:p>8.211. Statue dedication of Hygeia to empero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7.2. Dedicatory poem</text:p>
          </table:table-cell>
          <table:table-cell table:number-columns-repeated="9" table:style-name="ce2"/>
          <table:table-cell office:value-type="string" table:style-name="ce4">
            <text:p>8.233. Building dedication for Aphrodite, Emperors and Dem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4. Building inscription of Molosseon</text:p>
          </table:table-cell>
          <table:table-cell table:number-columns-repeated="9" table:style-name="ce2"/>
          <table:table-cell office:value-type="string" table:style-name="ce4">
            <text:p>8.256. Panel dedication with imperial referenc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5. i: Building dedication to Aphrodite and emperors by T.Cl. Zelos. ii: Verse honours for Androkles, a benefactor</text:p>
          </table:table-cell>
          <table:table-cell table:number-columns-repeated="9" table:style-name="ce2"/>
          <table:table-cell office:value-type="string" table:style-name="ce4">
            <text:p>8.262. Dedication (building inscription), to a sa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5. i: Building dedication to Aphrodite and emperors by T.Cl. Zelos. ii: Verse honours for Androkles, a benefactor</text:p>
          </table:table-cell>
          <table:table-cell table:number-columns-repeated="9" table:style-name="ce2"/>
          <table:table-cell office:value-type="string" table:style-name="ce4">
            <text:p>8.263. Epitaph of Athanas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11. Building inscription by Aristokles [Molossos] son of Ar[temidoros]</text:p>
          </table:table-cell>
          <table:table-cell table:number-columns-repeated="9" table:style-name="ce2"/>
          <table:table-cell office:value-type="string" table:style-name="ce4">
            <text:p>8.269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44. Building inscription, undated, from Theatre</text:p>
          </table:table-cell>
          <table:table-cell table:number-columns-repeated="9" table:style-name="ce2"/>
          <table:table-cell office:value-type="string" table:style-name="ce4">
            <text:p>8.270. Funerary verse for Jordan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45. Building inscription with imperial reference</text:p>
          </table:table-cell>
          <table:table-cell table:number-columns-repeated="9" table:style-name="ce2"/>
          <table:table-cell office:value-type="string" table:style-name="ce4">
            <text:p>8.275. Epitaph of Theodok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62. Dedication (building inscription), to a saint</text:p>
          </table:table-cell>
          <table:table-cell table:number-columns-repeated="9" table:style-name="ce2"/>
          <table:table-cell office:value-type="string" table:style-name="ce4">
            <text:p>8.276. Dedicatory poem, church of SS. Barbara and Anastas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66. Fragment of building inscription .</text:p>
          </table:table-cell>
          <table:table-cell table:number-columns-repeated="9" table:style-name="ce2"/>
          <table:table-cell office:value-type="string" table:style-name="ce4">
            <text:p>8.405. Honours for Julian by Antonius Tat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74. Orthagoras, bishop, undertakes building work</text:p>
          </table:table-cell>
          <table:table-cell table:number-columns-repeated="9" table:style-name="ce2"/>
          <table:table-cell office:value-type="string" table:style-name="ce4">
            <text:p>8.407. Verse honours for a gover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405. Honours for Julian by Antonius Tatianos</text:p>
          </table:table-cell>
          <table:table-cell table:number-columns-repeated="9" table:style-name="ce2"/>
          <table:table-cell office:value-type="string" table:style-name="ce4">
            <text:p>8.410. The city honours Fl. Palmatos, gover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609. Ampelios, father of the city, undertakes restoration work in the Theatre Baths</text:p>
          </table:table-cell>
          <table:table-cell table:number-columns-repeated="9" table:style-name="ce2"/>
          <table:table-cell office:value-type="string" table:style-name="ce4">
            <text:p>8.603. Pray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10. Building inscription of Pytheas, in verse</text:p>
          </table:table-cell>
          <table:table-cell table:number-columns-repeated="9" table:style-name="ce2"/>
          <table:table-cell office:value-type="string" table:style-name="ce4">
            <text:p>8.607. Warning against thef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25. Building inscription of Melition son of Pythion</text:p>
          </table:table-cell>
          <table:table-cell table:number-columns-repeated="9" table:style-name="ce2"/>
          <table:table-cell office:value-type="string" table:style-name="ce4">
            <text:p>8.708. Altar dedication for Hadria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6. Fragment of building inscription, found in village</text:p>
          </table:table-cell>
          <table:table-cell table:number-columns-repeated="9" table:style-name="ce2"/>
          <table:table-cell office:value-type="string" table:style-name="ce4">
            <text:p>8.905. Panel fragment: funerar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112. Fragment of building inscription</text:p>
          </table:table-cell>
          <table:table-cell table:number-columns-repeated="9" table:style-name="ce2"/>
          <table:table-cell office:value-type="string" table:style-name="ce4">
            <text:p>9.1. Building restoration dedicated to Aphrodite and empero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309. Fragment of building inscription</text:p>
          </table:table-cell>
          <table:table-cell table:number-columns-repeated="9" table:style-name="ce2"/>
          <table:table-cell office:value-type="string" table:style-name="ce4">
            <text:p>9.6. Title for image of Hemer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8. Building inscription by Claudia</text:p>
          </table:table-cell>
          <table:table-cell table:number-columns-repeated="9" table:style-name="ce2"/>
          <table:table-cell office:value-type="string" table:style-name="ce4">
            <text:p>9.7. Title for image of Ocea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. i. Honours for Flavius Constantius, governor, for building the wall; ii. Flavius Ampelios restores the gate</text:p>
          </table:table-cell>
          <table:table-cell table:number-columns-repeated="9" table:style-name="ce2"/>
          <table:table-cell office:value-type="string" table:style-name="ce4">
            <text:p>9.15. Title for images of Rome and Eart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209. Building inscription</text:p>
          </table:table-cell>
          <table:table-cell table:number-columns-repeated="9" table:style-name="ce2"/>
          <table:table-cell office:value-type="string" table:style-name="ce4">
            <text:p>9.25. Building dedication of Sebasteion portico for Aphrodite, Emperors and Dem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2. Building inscription, late Hellenistic</text:p>
          </table:table-cell>
          <table:table-cell table:number-columns-repeated="9" table:style-name="ce2"/>
          <table:table-cell office:value-type="string" table:style-name="ce4">
            <text:p>9.34. Honours for Aphrodite ancestress of the August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8. Building inscription: restoration of building by ?Eusebes</text:p>
          </table:table-cell>
          <table:table-cell table:number-columns-repeated="9" table:style-name="ce2"/>
          <table:table-cell office:value-type="string" table:style-name="ce4">
            <text:p>9.39. Honours for Julia Augusta as Her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3. Building dedication to Demos</text:p>
          </table:table-cell>
          <table:table-cell table:number-columns-repeated="9" table:style-name="ce2"/>
          <table:table-cell office:value-type="string" table:style-name="ce4">
            <text:p>9.42. Title for images of Nero and Hel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4. Building dedication to Demos</text:p>
          </table:table-cell>
          <table:table-cell table:number-columns-repeated="9" table:style-name="ce2"/>
          <table:table-cell office:value-type="string" table:style-name="ce4">
            <text:p>9.43. Letter of Valerian and Gallien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03. Building inscription of Artemidoros Muon</text:p>
          </table:table-cell>
          <table:table-cell table:number-columns-repeated="9" table:style-name="ce2"/>
          <table:table-cell office:value-type="string" table:style-name="ce4">
            <text:p>9.112. Building dedication to Tiberius and Liv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14. Building inscription by Aphrodite</text:p>
          </table:table-cell>
          <table:table-cell table:number-columns-repeated="9" table:style-name="ce2"/>
          <table:table-cell office:value-type="string" table:style-name="ce4">
            <text:p>11.29. Funerary inscription for Aurelia Menandri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915. Building inscription by Zenon</text:p>
          </table:table-cell>
          <table:table-cell table:number-columns-repeated="9" table:style-name="ce2"/>
          <table:table-cell office:value-type="string" table:style-name="ce4">
            <text:p>11.37. Funerary fragme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1. Dedication to Constantius II and a Caesar by Fl. Quint. Eros Monaxios</text:p>
          </table:table-cell>
          <table:table-cell table:number-columns-repeated="9" table:style-name="ce2"/>
          <table:table-cell office:value-type="string" table:style-name="ce4">
            <text:p>11.43. Funerary inscription for Meltin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4. Building inscription, by a man and wife</text:p>
          </table:table-cell>
          <table:table-cell table:number-columns-repeated="9" table:style-name="ce2"/>
          <table:table-cell office:value-type="string" table:style-name="ce4">
            <text:p>11.51. Dedication by Tiberius Claudius Apollonios Aurel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1203. Building inscription fragment</text:p>
          </table:table-cell>
          <table:table-cell table:number-columns-repeated="9" table:style-name="ce2"/>
          <table:table-cell office:value-type="string" table:style-name="ce4">
            <text:p>11.60. Honours for anonymus, boy box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3.508. Heliodoros, builder or donor</text:p>
          </table:table-cell>
          <table:table-cell table:number-columns-repeated="9" table:style-name="ce2"/>
          <table:table-cell office:value-type="string" table:style-name="ce4">
            <text:p>11.66. Dedication by Flavius Euseb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. Building inscription fragment, undated.</text:p>
          </table:table-cell>
          <table:table-cell table:number-columns-repeated="9" table:style-name="ce2"/>
          <table:table-cell office:value-type="string" table:style-name="ce4">
            <text:p>11.104. Honours for an emperor, Augustus Germanic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11. Building inscription fragment, I B.C./I A.D.</text:p>
          </table:table-cell>
          <table:table-cell table:number-columns-repeated="9" table:style-name="ce2"/>
          <table:table-cell office:value-type="string" table:style-name="ce4">
            <text:p>11.111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12. Building inscription fragment, I B.C./I A.D.</text:p>
          </table:table-cell>
          <table:table-cell table:number-columns-repeated="9" table:style-name="ce2"/>
          <table:table-cell office:value-type="string" table:style-name="ce4">
            <text:p>11.207. Heading for a docume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352. Dedication from a church ( building inscription )</text:p>
          </table:table-cell>
          <table:table-cell table:number-columns-repeated="9" table:style-name="ce2"/>
          <table:table-cell office:value-type="string" table:style-name="ce4">
            <text:p>11.301. Statue dedication by Kallikrat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decree</text:p>
          </table:table-cell>
          <table:table-cell table:number-columns-repeated="9" table:style-name="ce2"/>
          <table:table-cell office:value-type="string" table:style-name="ce4">
            <text:p>11.401. Statue and altar dedication by Titus Flavius Staberianos, doct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503. Heading to decree</text:p>
          </table:table-cell>
          <table:table-cell table:number-columns-repeated="9" table:style-name="ce2"/>
          <table:table-cell office:value-type="string" table:style-name="ce4">
            <text:p>11.405. Honours for a priest of Athena Poli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03. Decree of the koinon of Asia</text:p>
          </table:table-cell>
          <table:table-cell table:number-columns-repeated="9" table:style-name="ce2"/>
          <table:table-cell office:value-type="string" table:style-name="ce4">
            <text:p>11.407. Building dedication to Aphrodi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06. Decree of honours by Plyareis for Agroitas Kallikratous</text:p>
          </table:table-cell>
          <table:table-cell table:number-columns-repeated="9" table:style-name="ce2"/>
          <table:table-cell office:value-type="string" table:style-name="ce4">
            <text:p>11.515. Honours for Rhodopaios, for the third tim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25. Fragments of a consolatory decree</text:p>
          </table:table-cell>
          <table:table-cell table:number-columns-repeated="9" table:style-name="ce2"/>
          <table:table-cell office:value-type="string" table:style-name="ce4">
            <text:p>12.24. Fragmentary honou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3. Decree of Plarasa/Aphrodisias</text:p>
          </table:table-cell>
          <table:table-cell table:number-columns-repeated="9" table:style-name="ce2"/>
          <table:table-cell office:value-type="string" table:style-name="ce4">
            <text:p>12.26. Testament of Attalos Adras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6. Triumviral decree</text:p>
          </table:table-cell>
          <table:table-cell table:number-columns-repeated="9" table:style-name="ce2"/>
          <table:table-cell office:value-type="string" table:style-name="ce4">
            <text:p>12.27. Honours for C. Julius Longianos, poe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9. a: Funerary inscription and b: consolatory decree</text:p>
          </table:table-cell>
          <table:table-cell table:number-columns-repeated="9" table:style-name="ce2"/>
          <table:table-cell office:value-type="string" table:style-name="ce4">
            <text:p>12.29. Honours for Attalos son of Pytheas and Tatas daughter of Dio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1. Decree of honours for Pereitas</text:p>
          </table:table-cell>
          <table:table-cell table:number-columns-repeated="9" table:style-name="ce2"/>
          <table:table-cell office:value-type="string" table:style-name="ce4">
            <text:p>12.105. Posthumous honours for C. Julius Potitianοs and for Antonia Flavian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5. Consolatory decree for Tatia Attalis</text:p>
          </table:table-cell>
          <table:table-cell table:number-columns-repeated="9" table:style-name="ce2"/>
          <table:table-cell office:value-type="string" table:style-name="ce4">
            <text:p>12.107. Funerary inscription for M. Aur. Zen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6. Decree of honours for Attinas Meliton</text:p>
          </table:table-cell>
          <table:table-cell table:number-columns-repeated="9" table:style-name="ce2"/>
          <table:table-cell office:value-type="string" table:style-name="ce4">
            <text:p>12.109. Invocation for Konstant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7. Consolatory decree , on death of Titus Antonius Lysimachos Grypos</text:p>
          </table:table-cell>
          <table:table-cell table:number-columns-repeated="9" table:style-name="ce2"/>
          <table:table-cell office:value-type="string" table:style-name="ce4">
            <text:p>12.201. Decree of honours for Pereit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9. Consolatory decree , on death of Apphia daughter of Timotheos</text:p>
          </table:table-cell>
          <table:table-cell table:number-columns-repeated="9" table:style-name="ce2"/>
          <table:table-cell office:value-type="string" table:style-name="ce4">
            <text:p>12.204. Dedication of statues by Artemidoros Pedis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9. Decree of honours for Praxiteles son of Aristeas</text:p>
          </table:table-cell>
          <table:table-cell table:number-columns-repeated="9" table:style-name="ce2"/>
          <table:table-cell office:value-type="string" table:style-name="ce4">
            <text:p>12.210. Funerary fragme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05. Fragment from a decree</text:p>
          </table:table-cell>
          <table:table-cell table:number-columns-repeated="9" table:style-name="ce2"/>
          <table:table-cell office:value-type="string" table:style-name="ce4">
            <text:p>12.215. Honours for M. Aurelius os, long-distance runn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12. Decree of honours for Dionysios son of Papylos</text:p>
          </table:table-cell>
          <table:table-cell table:number-columns-repeated="9" table:style-name="ce2"/>
          <table:table-cell office:value-type="string" table:style-name="ce4">
            <text:p>12.304. Building dedication to Ze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4. Consolatory decree for three brothers</text:p>
          </table:table-cell>
          <table:table-cell table:number-columns-repeated="9" table:style-name="ce2"/>
          <table:table-cell office:value-type="string" table:style-name="ce4">
            <text:p>12.314. Building dedication under Domitian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9. Decree of honours for Kallikrates son of Diogenes,pancratiast</text:p>
          </table:table-cell>
          <table:table-cell table:number-columns-repeated="9" table:style-name="ce2"/>
          <table:table-cell office:value-type="string" table:style-name="ce4">
            <text:p>12.328. Warning against throwing eart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3. Decree of honours for Aristokles Molossos</text:p>
          </table:table-cell>
          <table:table-cell table:number-columns-repeated="9" table:style-name="ce2"/>
          <table:table-cell office:value-type="string" table:style-name="ce4">
            <text:p>12.401. Invocatio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5. Funerary copy of a consolatory decree</text:p>
          </table:table-cell>
          <table:table-cell table:number-columns-repeated="9" table:style-name="ce2"/>
          <table:table-cell office:value-type="string" table:style-name="ce4">
            <text:p>12.412. Funerary inscription for Gnaeus Pollius Zen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4. Decree of honours for anonymous</text:p>
          </table:table-cell>
          <table:table-cell table:number-columns-repeated="9" table:style-name="ce2"/>
          <table:table-cell office:value-type="string" table:style-name="ce4">
            <text:p>12.513. Honours for Diogene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4. Opening of a decree by the city and by the sacred victors</text:p>
          </table:table-cell>
          <table:table-cell table:number-columns-repeated="9" table:style-name="ce2"/>
          <table:table-cell office:value-type="string" table:style-name="ce4">
            <text:p>12.515. Statue dedication for emperor Claud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7. Second decree of the synod of athletes in honour of Kallikrates</text:p>
          </table:table-cell>
          <table:table-cell table:number-columns-repeated="9" table:style-name="ce2"/>
          <table:table-cell office:value-type="string" table:style-name="ce4">
            <text:p>12.521. Honours for Zenas descendent of Apollon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dedication</text:p>
          </table:table-cell>
          <table:table-cell table:number-columns-repeated="9" table:style-name="ce2"/>
          <table:table-cell office:value-type="string" table:style-name="ce4">
            <text:p>12.528. Honours for Molossos, a child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6. Column dedication by Eumachos and Amias</text:p>
          </table:table-cell>
          <table:table-cell table:number-columns-repeated="9" table:style-name="ce2"/>
          <table:table-cell office:value-type="string" table:style-name="ce4">
            <text:p>12.531. Honours for Aurelia Messouleia Satorneil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09. Dedication to Aphrodite by Artemidoros</text:p>
          </table:table-cell>
          <table:table-cell table:number-columns-repeated="9" table:style-name="ce2"/>
          <table:table-cell office:value-type="string" table:style-name="ce4">
            <text:p>12.532. Honours for Aurelia Flavia Messoule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44. Dedication to Aphrodite, from Temple</text:p>
          </table:table-cell>
          <table:table-cell table:number-columns-repeated="9" table:style-name="ce2"/>
          <table:table-cell office:value-type="string" table:style-name="ce4">
            <text:p>12.609. Posthumous honours for Apphia daughter of Theo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62. Fragment of dedication</text:p>
          </table:table-cell>
          <table:table-cell table:number-columns-repeated="9" table:style-name="ce2"/>
          <table:table-cell office:value-type="string" table:style-name="ce4">
            <text:p>12.612. Decree of honours for Dionysios son of Papy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10. i. Honours for Septimus Severus; ii. Building inscription of Antonius Priskos</text:p>
          </table:table-cell>
          <table:table-cell table:number-columns-repeated="9" table:style-name="ce2"/>
          <table:table-cell office:value-type="string" table:style-name="ce4">
            <text:p>12.638. Dedication to Hypnos by high-priest and priest of Asklep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301. Fragment, possibly dedication</text:p>
          </table:table-cell>
          <table:table-cell table:number-columns-repeated="9" table:style-name="ce2"/>
          <table:table-cell office:value-type="string" table:style-name="ce4">
            <text:p>12.703. Dedication of trapeza by Kallikrates son of Moloss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04. Dedication to Theos Hypsistos</text:p>
          </table:table-cell>
          <table:table-cell table:number-columns-repeated="9" table:style-name="ce2"/>
          <table:table-cell office:value-type="string" table:style-name="ce4">
            <text:p>12.712. Dedication by Euphron son of Archimed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16. Dedication to Theos Hypsistos</text:p>
          </table:table-cell>
          <table:table-cell table:number-columns-repeated="9" table:style-name="ce2"/>
          <table:table-cell office:value-type="string" table:style-name="ce4">
            <text:p>12.716. Honours for Kallimorphos, flautis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531. Table/dish fragment: Dedication</text:p>
          </table:table-cell>
          <table:table-cell table:number-columns-repeated="9" table:style-name="ce2"/>
          <table:table-cell office:value-type="string" table:style-name="ce4">
            <text:p>12.803. Decree of honours for Aristokles Moloss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3.3. Building dedication to a god</text:p>
          </table:table-cell>
          <table:table-cell table:number-columns-repeated="9" table:style-name="ce2"/>
          <table:table-cell office:value-type="string" table:style-name="ce4">
            <text:p>12.807. Honours for Marcus Antonius Popillios Agela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3.4. i. Dedication to Patris by Zenon son of Euthymos and others; ii. The Phrygian Metropolis honours Alexandros, in verse</text:p>
          </table:table-cell>
          <table:table-cell table:number-columns-repeated="9" table:style-name="ce2"/>
          <table:table-cell office:value-type="string" table:style-name="ce4">
            <text:p>12.902. Statue dedication to the Emper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4.108. Fragment, from caryatid dedication .</text:p>
          </table:table-cell>
          <table:table-cell table:number-columns-repeated="9" table:style-name="ce2"/>
          <table:table-cell office:value-type="string" table:style-name="ce4">
            <text:p>12.912. Honours for Marcus Aurelius Gaitulik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09. Dedication to Aphrodite</text:p>
          </table:table-cell>
          <table:table-cell table:number-columns-repeated="9" table:style-name="ce2"/>
          <table:table-cell office:value-type="string" table:style-name="ce4">
            <text:p>12.914. Building inscription by Aphrodi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14. Sundial dedication</text:p>
          </table:table-cell>
          <table:table-cell table:number-columns-repeated="9" table:style-name="ce2"/>
          <table:table-cell office:value-type="string" table:style-name="ce4">
            <text:p>12.918. Funerary inscription for anonymo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08. Dedication and restoration of statues after an earthquake, authorised by Trajan, undertaken by Kallikrates Grypos.</text:p>
          </table:table-cell>
          <table:table-cell table:number-columns-repeated="9" table:style-name="ce2"/>
          <table:table-cell office:value-type="string" table:style-name="ce4">
            <text:p>12.920. Honours for Aelius Aurelius Menand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. Column dedication to Demos by Artemon son of Adrastos</text:p>
          </table:table-cell>
          <table:table-cell table:number-columns-repeated="9" table:style-name="ce2"/>
          <table:table-cell office:value-type="string" table:style-name="ce4">
            <text:p>12.1001. Dedication to Constantius II and a Caesar by Fl. Quint. Eros Monax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7. Dedication of a caryatid by Attalis</text:p>
          </table:table-cell>
          <table:table-cell table:number-columns-repeated="9" table:style-name="ce2"/>
          <table:table-cell office:value-type="string" table:style-name="ce4">
            <text:p>12.1003. Funerary inscription for Kallimorph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08. Dedication of image of the Hours by Zenon and Apphia</text:p>
          </table:table-cell>
          <table:table-cell table:number-columns-repeated="9" table:style-name="ce2"/>
          <table:table-cell office:value-type="string" table:style-name="ce4">
            <text:p>12.1004. Funerary inscription for Athik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09. Dedication of image of the Hours by Zenon and Apphia</text:p>
          </table:table-cell>
          <table:table-cell table:number-columns-repeated="9" table:style-name="ce2"/>
          <table:table-cell office:value-type="string" table:style-name="ce4">
            <text:p>12.1007. Testament of Attalos Adras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19. Dedication by Flavius Palladios</text:p>
          </table:table-cell>
          <table:table-cell table:number-columns-repeated="9" table:style-name="ce2"/>
          <table:table-cell office:value-type="string" table:style-name="ce4">
            <text:p>12.1016. Funerary inscription for Publius Aelius Aureli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01. Column dedication to Patris by Attalos Andron son of Peritas</text:p>
          </table:table-cell>
          <table:table-cell table:number-columns-repeated="9" table:style-name="ce2"/>
          <table:table-cell office:value-type="string" table:style-name="ce4">
            <text:p>12.1020. Honours for Ulpia Carminia Claudian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5.203. Fragment, from caryatid dedication</text:p>
          </table:table-cell>
          <table:table-cell table:number-columns-repeated="9" table:style-name="ce2"/>
          <table:table-cell office:value-type="string" table:style-name="ce4">
            <text:p>12.1207. Fragment from dedication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06. Column dedication to Demos by Menippos Kodios and Papianos Kodios</text:p>
          </table:table-cell>
          <table:table-cell table:number-columns-repeated="9" table:style-name="ce2"/>
          <table:table-cell office:value-type="string" table:style-name="ce4">
            <text:p>12.1211. Gladiator memorial for familia of M. Antonius Apellas Severi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07. Building dedication to Aphrodite and Hadrian by Pereitas Attalos</text:p>
          </table:table-cell>
          <table:table-cell table:number-columns-repeated="9" table:style-name="ce2"/>
          <table:table-cell office:value-type="string" table:style-name="ce4">
            <text:p>13.101. Funerary inscription for Aurelia Tate, also called Epithym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08. Building dedication to Aphrodite and Hadrian by Pereitas Attalos</text:p>
          </table:table-cell>
          <table:table-cell table:number-columns-repeated="9" table:style-name="ce2"/>
          <table:table-cell office:value-type="string" table:style-name="ce4">
            <text:p>13.104. Funerary inscription for Aurelia Meltin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09. Dedication of a caryatid by Claudia Seleukeia</text:p>
          </table:table-cell>
          <table:table-cell table:number-columns-repeated="9" table:style-name="ce2"/>
          <table:table-cell office:value-type="string" table:style-name="ce4">
            <text:p>13.108. Funerary inscription for Aurelia Zotike and her fathe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1. Dedication of a caryatid by Claudia Apphia Chaeremonis.</text:p>
          </table:table-cell>
          <table:table-cell table:number-columns-repeated="9" table:style-name="ce2"/>
          <table:table-cell office:value-type="string" table:style-name="ce4">
            <text:p>13.109. Funerary inscription for Marcus Aurelius Alexandros and Aurelia Tat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302. Dedication (post mortem) by Flavius Zenon</text:p>
          </table:table-cell>
          <table:table-cell table:number-columns-repeated="9" table:style-name="ce2"/>
          <table:table-cell office:value-type="string" table:style-name="ce4">
            <text:p>13.110. Funerary inscription for Marcus Aurelius Apollonios and his s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7.2. Dedicatory poem</text:p>
          </table:table-cell>
          <table:table-cell table:number-columns-repeated="9" table:style-name="ce2"/>
          <table:table-cell office:value-type="string" table:style-name="ce4">
            <text:p>13.111. Funerary inscription for Marcus Aurelius Zotikos son of Dionys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08. Dedication of a relief</text:p>
          </table:table-cell>
          <table:table-cell table:number-columns-repeated="9" table:style-name="ce2"/>
          <table:table-cell office:value-type="string" table:style-name="ce4">
            <text:p>13.112. Funerary inscription for M. Aur. Polychronios Charmid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12. Dedication by Gaius Volousios, mime actor</text:p>
          </table:table-cell>
          <table:table-cell table:number-columns-repeated="9" table:style-name="ce2"/>
          <table:table-cell office:value-type="string" table:style-name="ce4">
            <text:p>13.126. Funerary fragme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27. Dedication on behalf of Marsyas</text:p>
          </table:table-cell>
          <table:table-cell table:number-columns-repeated="9" table:style-name="ce2"/>
          <table:table-cell office:value-type="string" table:style-name="ce4">
            <text:p>13.145. Funerary formul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56. Panel dedication with imperial reference</text:p>
          </table:table-cell>
          <table:table-cell table:number-columns-repeated="9" table:style-name="ce2"/>
          <table:table-cell office:value-type="string" table:style-name="ce4">
            <text:p>13.149. Funerary formula from sarcophag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57. Dedication</text:p>
          </table:table-cell>
          <table:table-cell table:number-columns-repeated="9" table:style-name="ce2"/>
          <table:table-cell office:value-type="string" table:style-name="ce4">
            <text:p>13.154. Funerary inscription for Menipp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62. Dedication (building inscription), to a saint</text:p>
          </table:table-cell>
          <table:table-cell table:number-columns-repeated="9" table:style-name="ce2"/>
          <table:table-cell office:value-type="string" table:style-name="ce4">
            <text:p>13.156. Funerary inscription for Antonius Antiochos and Antonia Eiphianass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76. Dedicatory poem, church of SS. Barbara and Anastasia</text:p>
          </table:table-cell>
          <table:table-cell table:number-columns-repeated="9" table:style-name="ce2"/>
          <table:table-cell office:value-type="string" table:style-name="ce4">
            <text:p>13.205. Honours for [Julius] Aurelius Charidem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501. Altar dedication by Diogenes son of Damonikos</text:p>
          </table:table-cell>
          <table:table-cell table:number-columns-repeated="9" table:style-name="ce2"/>
          <table:table-cell office:value-type="string" table:style-name="ce4">
            <text:p>13.309. Epitaph of Philosoph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08. Altar dedication for Hadrian</text:p>
          </table:table-cell>
          <table:table-cell table:number-columns-repeated="9" table:style-name="ce2"/>
          <table:table-cell office:value-type="string" table:style-name="ce4">
            <text:p>13.501. Funerary verse for Zenon son of Artemi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11. Dedication to a benefactor</text:p>
          </table:table-cell>
          <table:table-cell table:number-columns-repeated="9" table:style-name="ce2"/>
          <table:table-cell office:value-type="string" table:style-name="ce4">
            <text:p>13.604. Funerary inscription for Aemilius Ariste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19. Dedication for Hadrian Soter</text:p>
          </table:table-cell>
          <table:table-cell table:number-columns-repeated="9" table:style-name="ce2"/>
          <table:table-cell office:value-type="string" table:style-name="ce4">
            <text:p>13.610. Funerary fragme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9.126. Dedicatory poem</text:p>
          </table:table-cell>
          <table:table-cell table:number-columns-repeated="9" table:style-name="ce2"/>
          <table:table-cell office:value-type="string" table:style-name="ce4">
            <text:p>14.16. Funerary verse for Steph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. Dedication by Dionysios on behalf of Ammia</text:p>
          </table:table-cell>
          <table:table-cell table:number-columns-repeated="9" table:style-name="ce2"/>
          <table:table-cell office:value-type="string" table:style-name="ce4">
            <text:p>14.18. Honours for ? T. Cl. Aur. Ze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1. Dedication by Tiberius Claudius Apollonios Aurelianos</text:p>
          </table:table-cell>
          <table:table-cell table:number-columns-repeated="9" table:style-name="ce2"/>
          <table:table-cell office:value-type="string" table:style-name="ce4">
            <text:p>14.19. Funerary inscription for Tat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6. Dedication by Flavius Eusebios</text:p>
          </table:table-cell>
          <table:table-cell table:number-columns-repeated="9" table:style-name="ce2"/>
          <table:table-cell office:value-type="string" table:style-name="ce4">
            <text:p>15.5. Funerary inscription of Aurelia Dionys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05. Dedication by Kallikles son of Kallikles via his brother Molossos</text:p>
          </table:table-cell>
          <table:table-cell table:number-columns-repeated="9" table:style-name="ce2"/>
          <table:table-cell office:value-type="string" table:style-name="ce4">
            <text:p>15.8. Funerary fragme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203. Fragment of an altar dedication</text:p>
          </table:table-cell>
          <table:table-cell table:number-columns-repeated="9" table:style-name="ce2"/>
          <table:table-cell office:value-type="string" table:style-name="ce4">
            <text:p>15.10. Honour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206. Dedication by Antipatros son of Artemidoros</text:p>
          </table:table-cell>
          <table:table-cell table:number-columns-repeated="9" table:style-name="ce2"/>
          <table:table-cell office:value-type="string" table:style-name="ce4">
            <text:p>15.101. Votive to Hekate Euante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513. Dedication by M.. Fl. Antonius Lysimachos</text:p>
          </table:table-cell>
          <table:table-cell table:number-columns-repeated="9" table:style-name="ce2"/>
          <table:table-cell office:value-type="string" table:style-name="ce4">
            <text:p>15.102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8. Dedication for Emperors and Caesars</text:p>
          </table:table-cell>
          <table:table-cell table:number-columns-repeated="9" table:style-name="ce2"/>
          <table:table-cell office:value-type="string" table:style-name="ce4">
            <text:p>15.202. Dedication of images of Erot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4. Dedication of statues by Artemidoros Pedisas</text:p>
          </table:table-cell>
          <table:table-cell table:number-columns-repeated="9" table:style-name="ce2"/>
          <table:table-cell office:value-type="string" table:style-name="ce4">
            <text:p>15.217. Votive offering to Kore by Alexand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5. Dedication by M. Iulius Attalos, imperial freedman, to Aphrodite, the imperial house, and the Senate and People of Rome.</text:p>
          </table:table-cell>
          <table:table-cell table:number-columns-repeated="9" table:style-name="ce2"/>
          <table:table-cell office:value-type="string" table:style-name="ce4">
            <text:p>15.240. Votive offering to Asklep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4. Building dedication s, by Antipatros and by Dionysios, to Demos</text:p>
          </table:table-cell>
          <table:table-cell table:number-columns-repeated="9" table:style-name="ce2"/>
          <table:table-cell office:value-type="string" table:style-name="ce4">
            <text:p>15.245. Funerary inscription for Adrastos Polychron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5. Building dedication to Demos</text:p>
          </table:table-cell>
          <table:table-cell table:number-columns-repeated="9" table:style-name="ce2"/>
          <table:table-cell office:value-type="string" table:style-name="ce4">
            <text:p>15.261. Posthumous honours for Diogenes son of Menand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6. Building dedication to Demos</text:p>
          </table:table-cell>
          <table:table-cell table:number-columns-repeated="9" table:style-name="ce2"/>
          <table:table-cell office:value-type="string" table:style-name="ce4">
            <text:p>15.263. Honours for Menogenes Glyk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7. Building dedication to Demos</text:p>
          </table:table-cell>
          <table:table-cell table:number-columns-repeated="9" table:style-name="ce2"/>
          <table:table-cell office:value-type="string" table:style-name="ce4">
            <text:p>15.319. Honours for Tib. Cl. [Apollonios] Aureli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8. Building dedication to Demos</text:p>
          </table:table-cell>
          <table:table-cell table:number-columns-repeated="9" table:style-name="ce2"/>
          <table:table-cell office:value-type="string" table:style-name="ce4">
            <text:p>15.330. Letter of a curator, ?M. Ulpius Appuleius Eurykles, to the Aphrodisia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3. Building dedication to Demos</text:p>
          </table:table-cell>
          <table:table-cell table:number-columns-repeated="9" table:style-name="ce2"/>
          <table:table-cell office:value-type="string" table:style-name="ce4">
            <text:p>15.347. Funerary verse for Claud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5. Building dedication to Demos</text:p>
          </table:table-cell>
          <table:table-cell table:number-columns-repeated="9" table:style-name="ce2"/>
          <table:table-cell office:value-type="string" table:style-name="ce4">
            <text:p>15.352. Dedication from a church ( building inscription )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6. Building dedication to Demos</text:p>
          </table:table-cell>
          <table:table-cell table:number-columns-repeated="9" table:style-name="ce2"/>
          <table:table-cell office:value-type="string" table:style-name="ce4">
            <text:p>15.353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38. Dedication to Hypnos by high-priest and priest of Asklepios</text:p>
          </table:table-cell>
          <table:table-cell table:number-columns-repeated="9" table:style-name="ce2"/>
          <table:table-cell office:value-type="string" table:style-name="ce4">
            <text:p>15.357. Epitaph of Eutych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3. Dedication of trapeza by Kallikrates son of Molossos</text:p>
          </table:table-cell>
          <table:table-cell table:number-columns-repeated="9" table:style-name="ce2"/>
          <table:table-cell office:value-type="string" table:style-name="ce4">
            <text:p>15.362. Funerary verse for Euphem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712. Dedication by Euphron son of Archimedes</text:p>
          </table:table-cell>
          <table:table-cell table:number-columns-repeated="9" table:style-name="ce2"/>
          <table:table-cell office:value-type="string" table:style-name="ce4">
            <text:p>15.364. Honours for anonymus, son of Menandros, boy pankratias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1. Dedication to Constantius II and a Caesar by Fl. Quint. Eros Monaxios</text:p>
          </table:table-cell>
          <table:table-cell table:number-columns-repeated="9" table:style-name="ce2"/>
          <table:table-cell office:value-type="string" table:style-name="ce4">
            <text:p>titl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1207. Fragment from dedication.</text:p>
          </table:table-cell>
          <table:table-cell table:number-columns-repeated="9" table:style-name="ce2"/>
          <table:table-cell office:value-type="string" table:style-name="ce4">
            <text:p>?4.307. Fragmentary title for Amazonomachy sculptur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6. Restoration, by Kallikrates of the dedication made by his ancestors</text:p>
          </table:table-cell>
          <table:table-cell table:number-columns-repeated="9" table:style-name="ce2"/>
          <table:table-cell office:value-type="string" table:style-name="ce4">
            <text:p>6.1. Titles for relief sculptur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9. Votive dedication by children of Hermias</text:p>
          </table:table-cell>
          <table:table-cell table:number-columns-repeated="9" table:style-name="ce2"/>
          <table:table-cell office:value-type="string" table:style-name="ce4">
            <text:p>8.503. ?Title for a statue of the Council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02. Dedication of a foundation by Titus Aelius ]dianos</text:p>
          </table:table-cell>
          <table:table-cell table:number-columns-repeated="9" table:style-name="ce2"/>
          <table:table-cell office:value-type="string" table:style-name="ce4">
            <text:p>9.2. Title for image of people of the Rhaet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3. Building dedication to Demos</text:p>
          </table:table-cell>
          <table:table-cell table:number-columns-repeated="9" table:style-name="ce2"/>
          <table:table-cell office:value-type="string" table:style-name="ce4">
            <text:p>9.3. Title for image of people of the Trumpilin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02. Dedication of images of Erotes</text:p>
          </table:table-cell>
          <table:table-cell table:number-columns-repeated="9" table:style-name="ce2"/>
          <table:table-cell office:value-type="string" table:style-name="ce4">
            <text:p>9.4. Title for image of the Arab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03. Dedication or funerary inscription for Zenonis</text:p>
          </table:table-cell>
          <table:table-cell table:number-columns-repeated="9" table:style-name="ce2"/>
          <table:table-cell office:value-type="string" table:style-name="ce4">
            <text:p>9.5. Title for image of the Egyptia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6. Honours or dedication</text:p>
          </table:table-cell>
          <table:table-cell table:number-columns-repeated="9" table:style-name="ce2"/>
          <table:table-cell office:value-type="string" table:style-name="ce4">
            <text:p>9.6. Title for image of Hemer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74. Fragment of dedication by Myre and . . .</text:p>
          </table:table-cell>
          <table:table-cell table:number-columns-repeated="9" table:style-name="ce2"/>
          <table:table-cell office:value-type="string" table:style-name="ce4">
            <text:p>9.7. Title for image of Ocea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2. Dedication from a church ( building inscription )</text:p>
          </table:table-cell>
          <table:table-cell table:number-columns-repeated="9" table:style-name="ce2"/>
          <table:table-cell office:value-type="string" table:style-name="ce4">
            <text:p>9.9. Title of image of People of the Bess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dedication to demos</text:p>
          </table:table-cell>
          <table:table-cell table:number-columns-repeated="9" table:style-name="ce2"/>
          <table:table-cell office:value-type="string" table:style-name="ce4">
            <text:p>9.10. Title for image of Cypr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1. Statue and altar dedication by Titus Flavius Staberianos, doctor</text:p>
          </table:table-cell>
          <table:table-cell table:number-columns-repeated="9" table:style-name="ce2"/>
          <table:table-cell office:value-type="string" table:style-name="ce4">
            <text:p>9.11. Title for image of Sicil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4. Building dedication to Demos</text:p>
          </table:table-cell>
          <table:table-cell table:number-columns-repeated="9" table:style-name="ce2"/>
          <table:table-cell office:value-type="string" table:style-name="ce4">
            <text:p>9.12. Title for image of People of the Judaea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factional</text:p>
          </table:table-cell>
          <table:table-cell table:number-columns-repeated="9" table:style-name="ce2"/>
          <table:table-cell office:value-type="string" table:style-name="ce4">
            <text:p>9.13. Title for image of Armen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403. Acclamation of the Greens</text:p>
          </table:table-cell>
          <table:table-cell table:number-columns-repeated="9" table:style-name="ce2"/>
          <table:table-cell office:value-type="string" table:style-name="ce4">
            <text:p>9.14. Title for images of Armenia and Nero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404. Monogram acclamation of the Greens</text:p>
          </table:table-cell>
          <table:table-cell table:number-columns-repeated="9" table:style-name="ce2"/>
          <table:table-cell office:value-type="string" table:style-name="ce4">
            <text:p>9.15. Title for images of Rome and Eart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8. Seat inscriptions, Odeon block E</text:p>
          </table:table-cell>
          <table:table-cell table:number-columns-repeated="9" table:style-name="ce2"/>
          <table:table-cell office:value-type="string" table:style-name="ce4">
            <text:p>9.16. Title for image of Victory of the August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8. Seat inscriptions, Odeon block D</text:p>
          </table:table-cell>
          <table:table-cell table:number-columns-repeated="9" table:style-name="ce2"/>
          <table:table-cell office:value-type="string" table:style-name="ce4">
            <text:p>9.17. Title for image of people of the Callaec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3. Acclamations of the Greens, the City and the Blues</text:p>
          </table:table-cell>
          <table:table-cell table:number-columns-repeated="9" table:style-name="ce2"/>
          <table:table-cell office:value-type="string" table:style-name="ce4">
            <text:p>9.20. Title for image of the people of the Dacia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4. Seat inscriptions: Theatre, Block B</text:p>
          </table:table-cell>
          <table:table-cell table:number-columns-repeated="9" table:style-name="ce2"/>
          <table:table-cell office:value-type="string" table:style-name="ce4">
            <text:p>9.21. Title for image of people of the Bosporo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5. Seat inscriptions: Theatre, Block C</text:p>
          </table:table-cell>
          <table:table-cell table:number-columns-repeated="9" table:style-name="ce2"/>
          <table:table-cell office:value-type="string" table:style-name="ce4">
            <text:p>9.22. Title for image of People of the Iapod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7. Seat inscriptions: Theatre, Block E</text:p>
          </table:table-cell>
          <table:table-cell table:number-columns-repeated="9" table:style-name="ce2"/>
          <table:table-cell office:value-type="string" table:style-name="ce4">
            <text:p>9.23. Title for image of People of the Andizeto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1. Seat inscriptions: Theatre, Block J</text:p>
          </table:table-cell>
          <table:table-cell table:number-columns-repeated="9" table:style-name="ce2"/>
          <table:table-cell office:value-type="string" table:style-name="ce4">
            <text:p>9.24. Title for image of people of the Dardanoi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4. Seat inscriptions: Theatre, Block L</text:p>
          </table:table-cell>
          <table:table-cell table:number-columns-repeated="9" table:style-name="ce2"/>
          <table:table-cell office:value-type="string" table:style-name="ce4">
            <text:p>9.41. Title for images of Claudius and Britann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4. Acclamation for the Greens and their mimes</text:p>
          </table:table-cell>
          <table:table-cell table:number-columns-repeated="9" table:style-name="ce2"/>
          <table:table-cell office:value-type="string" table:style-name="ce4">
            <text:p>9.42. Title for images of Nero and Hel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5. Acclamation for the Greens</text:p>
          </table:table-cell>
          <table:table-cell table:number-columns-repeated="9" table:style-name="ce2"/>
          <table:table-cell office:value-type="string" table:style-name="ce4">
            <text:p>9.125. Titles on philosopher portrait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6. Acclamation of city Tyche and the Greens</text:p>
          </table:table-cell>
          <table:table-cell table:number-columns-repeated="9" table:style-name="ce2"/>
          <table:table-cell office:value-type="string" table:style-name="ce4">
            <text:p>11.212. Titles for images on the funerary monument of Zoil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107. Seat inscriptions: Theatre, loose block: acclamation for the Greens</text:p>
          </table:table-cell>
          <table:table-cell table:number-columns-repeated="9" table:style-name="ce2"/>
          <table:table-cell office:value-type="string" table:style-name="ce4">
            <text:p>12.7. Title for images of the Grac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3. Seat inscriptions: Stadium Block 19</text:p>
          </table:table-cell>
          <table:table-cell table:number-columns-repeated="9" table:style-name="ce2"/>
          <table:table-cell office:value-type="string" table:style-name="ce4">
            <text:p>12.10. Title for images of Troilos and Achill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0.4. Seat inscriptions: Stadium Block 18</text:p>
          </table:table-cell>
          <table:table-cell table:number-columns-repeated="9" table:style-name="ce2"/>
          <table:table-cell office:value-type="string" table:style-name="ce4">
            <text:p>12.11. Title for image of Nero Drusus Augustus Caesar</text:p>
          </table:table-cell>
          <table:table-cell table:number-columns-repeated="16372"/>
        </table:table-row>
        <table:table-row table:style-name="ro1">
          <table:table-cell table:style-name="ce2"/>
          <table:table-cell table:style-name="ce4"/>
          <table:table-cell table:number-columns-repeated="9" table:style-name="ce2"/>
          <table:table-cell office:value-type="string" table:style-name="ce4">
            <text:p>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funerary</text:p>
          </table:table-cell>
          <table:table-cell table:number-columns-repeated="9" table:style-name="ce2"/>
          <table:table-cell office:value-type="string" table:style-name="ce4">
            <text:p>1.37. Fragments from a poem decorating a feature in the Temple-Churc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20. Funerary fragment from Temple</text:p>
          </table:table-cell>
          <table:table-cell table:number-columns-repeated="9" table:style-name="ce2"/>
          <table:table-cell office:value-type="string" table:style-name="ce4">
            <text:p>1.131. i. Fragmentary text; ii. Verse honours for Hellad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23. Funerary inscription for Attalos son of Adrastos</text:p>
          </table:table-cell>
          <table:table-cell table:number-columns-repeated="9" table:style-name="ce2"/>
          <table:table-cell office:value-type="string" table:style-name="ce4">
            <text:p>1.193. Warning against approaching the bema (verse); invocation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30. Funerary panel for Threptos and Ariston</text:p>
          </table:table-cell>
          <table:table-cell table:number-columns-repeated="9" table:style-name="ce2"/>
          <table:table-cell office:value-type="string" table:style-name="ce4">
            <text:p>?1.195. Fragment of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35. Funerary text for Ammia</text:p>
          </table:table-cell>
          <table:table-cell table:number-columns-repeated="9" table:style-name="ce2"/>
          <table:table-cell office:value-type="string" table:style-name="ce4">
            <text:p>1.196. Verse honours for Ioannes, leader of the Council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40. Funerary formula from sarcophagus</text:p>
          </table:table-cell>
          <table:table-cell table:number-columns-repeated="9" table:style-name="ce2"/>
          <table:table-cell office:value-type="string" table:style-name="ce4">
            <text:p>1.201. Verse honours for a gover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45. Funerary inscription for Tatiane</text:p>
          </table:table-cell>
          <table:table-cell table:number-columns-repeated="9" table:style-name="ce2"/>
          <table:table-cell office:value-type="string" table:style-name="ce4">
            <text:p>2.20. Epigram for Pythe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46. Funerary fragment from Temple</text:p>
          </table:table-cell>
          <table:table-cell table:number-columns-repeated="9" table:style-name="ce2"/>
          <table:table-cell office:value-type="string" table:style-name="ce4">
            <text:p>2.315. Funerary verse for Arkim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50. Funerary fragment of sarcophagus from Temple</text:p>
          </table:table-cell>
          <table:table-cell table:number-columns-repeated="9" table:style-name="ce2"/>
          <table:table-cell office:value-type="string" table:style-name="ce4">
            <text:p>2.526.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63. Fragment of funerary panel</text:p>
          </table:table-cell>
          <table:table-cell table:number-columns-repeated="9" table:style-name="ce2"/>
          <table:table-cell office:value-type="string" table:style-name="ce4">
            <text:p>3.4. i. Dedication to Patris by Zenon son of Euthymos and others; ii. The Phrygian Metropolis honours Alexandros, in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64. Funerary inscription for Aurelius</text:p>
          </table:table-cell>
          <table:table-cell table:number-columns-repeated="9" table:style-name="ce2"/>
          <table:table-cell office:value-type="string" table:style-name="ce4">
            <text:p>3.8. i. Verse honours for Oikoumenios; ii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65. Funerary fragment</text:p>
          </table:table-cell>
          <table:table-cell table:number-columns-repeated="9" table:style-name="ce2"/>
          <table:table-cell office:value-type="string" table:style-name="ce4">
            <text:p>4.20. Verse honours for Albi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66. Funerary fragment from Temple</text:p>
          </table:table-cell>
          <table:table-cell table:number-columns-repeated="9" table:style-name="ce2"/>
          <table:table-cell office:value-type="string" table:style-name="ce4">
            <text:p>4.202. Verse honours: i. for Ampelios, father of the city; ii. and iii. for Doulkitios, governor, on the Agora Gat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5. Funerary text</text:p>
          </table:table-cell>
          <table:table-cell table:number-columns-repeated="9" table:style-name="ce2"/>
          <table:table-cell office:value-type="string" table:style-name="ce4">
            <text:p>4.310. i. Verse honours for Anthemios; ii. Invoca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8. Conclusion of funerary text, third century A.D.</text:p>
          </table:table-cell>
          <table:table-cell table:number-columns-repeated="9" table:style-name="ce2"/>
          <table:table-cell office:value-type="string" table:style-name="ce4">
            <text:p>5.12. i. Fragment of verse . ii. Place inscription of Synod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4. Funerary for Chrysaphios the chief-doctor</text:p>
          </table:table-cell>
          <table:table-cell table:number-columns-repeated="9" table:style-name="ce2"/>
          <table:table-cell office:value-type="string" table:style-name="ce4">
            <text:p>5.16. First honours for Rhodopaios, in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8. Funerary formula from sarcophagus fragment</text:p>
          </table:table-cell>
          <table:table-cell table:number-columns-repeated="9" table:style-name="ce2"/>
          <table:table-cell office:value-type="string" table:style-name="ce4">
            <text:p>5.18. Eugenios is honoured by the boul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90. Epitaph of Asklepiodotos</text:p>
          </table:table-cell>
          <table:table-cell table:number-columns-repeated="9" table:style-name="ce2"/>
          <table:table-cell office:value-type="string" table:style-name="ce4">
            <text:p>5.120. Verse honours for Eupeith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91. Epitaph of Mag</text:p>
          </table:table-cell>
          <table:table-cell table:number-columns-repeated="9" table:style-name="ce2"/>
          <table:table-cell office:value-type="string" table:style-name="ce4">
            <text:p>5.121. Verse honours for Menandros, vica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95. Fragment of funerary verse</text:p>
          </table:table-cell>
          <table:table-cell table:number-columns-repeated="9" table:style-name="ce2"/>
          <table:table-cell office:value-type="string" table:style-name="ce4">
            <text:p>5.204. i. Honours for Pyrron son of Itharos; ii. Verse honours for Hermias, benefact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504. i: Elements of a funerary formula; ii: Epitaph of Biktorinos, praefectus vehiculorum</text:p>
          </table:table-cell>
          <table:table-cell table:number-columns-repeated="9" table:style-name="ce2"/>
          <table:table-cell office:value-type="string" table:style-name="ce4">
            <text:p>5.218. Tatianos, governor, restores the statue of Tatianos, PPO;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504. i: Elements of a funerary formula; ii: Epitaph of Biktorinos, praefectus vehiculorum</text:p>
          </table:table-cell>
          <table:table-cell table:number-columns-repeated="9" table:style-name="ce2"/>
          <table:table-cell office:value-type="string" table:style-name="ce4">
            <text:p>5.303. Building inscription of Pytheas, in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07. Funerary fragment from Odeon</text:p>
          </table:table-cell>
          <table:table-cell table:number-columns-repeated="9" table:style-name="ce2"/>
          <table:table-cell office:value-type="string" table:style-name="ce4">
            <text:p>6.5. Verse honours for Ioannes, governor of Car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08. Funerary for Publius Aelius Klaudius Smaragdos Julianos and his father</text:p>
          </table:table-cell>
          <table:table-cell table:number-columns-repeated="9" table:style-name="ce2"/>
          <table:table-cell office:value-type="string" table:style-name="ce4">
            <text:p>7.2. Dedicatory poem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09. Funerary formula from sarcophagus</text:p>
          </table:table-cell>
          <table:table-cell table:number-columns-repeated="9" table:style-name="ce2"/>
          <table:table-cell office:value-type="string" table:style-name="ce4">
            <text:p>?8.85. i: Building dedication to Aphrodite and emperors by T.Cl. Zelos. ii: Verse honours for Androkles, a benefact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12. Funerary inscription for Zotikos</text:p>
          </table:table-cell>
          <table:table-cell table:number-columns-repeated="9" table:style-name="ce2"/>
          <table:table-cell office:value-type="string" table:style-name="ce4">
            <text:p>8.260. Funerary verse , fragmentar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15. Funerary verse for Arkimos</text:p>
          </table:table-cell>
          <table:table-cell table:number-columns-repeated="9" table:style-name="ce2"/>
          <table:table-cell office:value-type="string" table:style-name="ce4">
            <text:p>8.270. Funerary verse for Jordane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08. Funerary honours for Kastor son of Menekrates</text:p>
          </table:table-cell>
          <table:table-cell table:number-columns-repeated="9" table:style-name="ce2"/>
          <table:table-cell office:value-type="string" table:style-name="ce4">
            <text:p>8.276. Dedicatory poem, church of SS. Barbara and Anastas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21. Funerary fragment from Bishop's Palace</text:p>
          </table:table-cell>
          <table:table-cell table:number-columns-repeated="9" table:style-name="ce2"/>
          <table:table-cell office:value-type="string" table:style-name="ce4">
            <text:p>8.407. Verse honours for a governo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23. Funerary formula from sarcophagus</text:p>
          </table:table-cell>
          <table:table-cell table:number-columns-repeated="9" table:style-name="ce2"/>
          <table:table-cell office:value-type="string" table:style-name="ce4">
            <text:p>8.608. i. Verse honours for Doulkitios from Balerianos; ii. Place inscripti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28. Epitaph of Rufinianos</text:p>
          </table:table-cell>
          <table:table-cell table:number-columns-repeated="9" table:style-name="ce2"/>
          <table:table-cell office:value-type="string" table:style-name="ce4">
            <text:p>8.610. Building inscription of Pytheas, in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15. Funerary fragment</text:p>
          </table:table-cell>
          <table:table-cell table:number-columns-repeated="9" table:style-name="ce2"/>
          <table:table-cell office:value-type="string" table:style-name="ce4">
            <text:p>?9.114. Fragment of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16. Funerary fragment</text:p>
          </table:table-cell>
          <table:table-cell table:number-columns-repeated="9" table:style-name="ce2"/>
          <table:table-cell office:value-type="string" table:style-name="ce4">
            <text:p>9.126. Dedicatory poem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04. Latin funerary inscription</text:p>
          </table:table-cell>
          <table:table-cell table:number-columns-repeated="9" table:style-name="ce2"/>
          <table:table-cell office:value-type="string" table:style-name="ce4">
            <text:p>11.39.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05. Funerary inscription for Polykrates</text:p>
          </table:table-cell>
          <table:table-cell table:number-columns-repeated="9" table:style-name="ce2"/>
          <table:table-cell office:value-type="string" table:style-name="ce4">
            <text:p>11.68. Verse posthumous honours, apparently , for Asclepiodotu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12. Epitaph of Nikolaos</text:p>
          </table:table-cell>
          <table:table-cell table:number-columns-repeated="9" table:style-name="ce2"/>
          <table:table-cell office:value-type="string" table:style-name="ce4">
            <text:p>11.69. Funerary verse, for Asklepiodot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6.102. Funerary fragment from Basilica</text:p>
          </table:table-cell>
          <table:table-cell table:number-columns-repeated="9" table:style-name="ce2"/>
          <table:table-cell office:value-type="string" table:style-name="ce4">
            <text:p>11.307.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7.4. Funerary inscription for Elpides</text:p>
          </table:table-cell>
          <table:table-cell table:number-columns-repeated="9" table:style-name="ce2"/>
          <table:table-cell office:value-type="string" table:style-name="ce4">
            <text:p>13.125. Funerary verse for Eupeith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7.7. Funerary fragment</text:p>
          </table:table-cell>
          <table:table-cell table:number-columns-repeated="9" table:style-name="ce2"/>
          <table:table-cell office:value-type="string" table:style-name="ce4">
            <text:p>13.157. Fragment of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7.13. Funerary fragment</text:p>
          </table:table-cell>
          <table:table-cell table:number-columns-repeated="9" table:style-name="ce2"/>
          <table:table-cell office:value-type="string" table:style-name="ce4">
            <text:p>13.501. Funerary verse for Zenon son of Artemidor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7.15. Funerary for Marcus Aurelius Antiochus son of Eisagoras</text:p>
          </table:table-cell>
          <table:table-cell table:number-columns-repeated="9" table:style-name="ce2"/>
          <table:table-cell office:value-type="string" table:style-name="ce4">
            <text:p>13.507. Funerary verse for a girl, Thea[ . . .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29. Funerary formula</text:p>
          </table:table-cell>
          <table:table-cell table:number-columns-repeated="9" table:style-name="ce2"/>
          <table:table-cell office:value-type="string" table:style-name="ce4">
            <text:p>13.702. Funerary inscription, partly in verse, for Aurelius Zenon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30. Funerary fragment</text:p>
          </table:table-cell>
          <table:table-cell table:number-columns-repeated="9" table:style-name="ce2"/>
          <table:table-cell office:value-type="string" table:style-name="ce4">
            <text:p>14.16. Funerary verse for Stephan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46. Funerary fragment</text:p>
          </table:table-cell>
          <table:table-cell table:number-columns-repeated="9" table:style-name="ce2"/>
          <table:table-cell office:value-type="string" table:style-name="ce4">
            <text:p>?15.305.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47. Funerary</text:p>
          </table:table-cell>
          <table:table-cell table:number-columns-repeated="9" table:style-name="ce2"/>
          <table:table-cell office:value-type="string" table:style-name="ce4">
            <text:p>15.347. Funerary verse for Claudia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48. Funerary fragment from Theatre</text:p>
          </table:table-cell>
          <table:table-cell table:number-columns-repeated="9" table:style-name="ce2"/>
          <table:table-cell office:value-type="string" table:style-name="ce4">
            <text:p>?15.348. Fragment of funerary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49. Fragment of funerary panel from Theatre</text:p>
          </table:table-cell>
          <table:table-cell table:number-columns-repeated="9" table:style-name="ce2"/>
          <table:table-cell office:value-type="string" table:style-name="ce4">
            <text:p>15.354. Funerary verse for Makedonio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50. Funerary fragment from Theatre</text:p>
          </table:table-cell>
          <table:table-cell table:number-columns-repeated="9" table:style-name="ce2"/>
          <table:table-cell office:value-type="string" table:style-name="ce4">
            <text:p>15.360. The Carians honour Palmatos, in vers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51. Funerary fragment from Theatre</text:p>
          </table:table-cell>
          <table:table-cell table:number-columns-repeated="9" table:style-name="ce2"/>
          <table:table-cell office:value-type="string" table:style-name="ce4">
            <text:p>15.361. Funerary verse for Pytheas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58. Funerary inscription of Aurelius Zenon</text:p>
          </table:table-cell>
          <table:table-cell table:number-columns-repeated="9" table:style-name="ce2"/>
          <table:table-cell office:value-type="string" table:style-name="ce4">
            <text:p>15.362. Funerary verse for Euphemia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4">
            <text:p>8.263. Epitaph of Athanas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64. Epitaph of Polychr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70. Funerary verse for Jorda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75. Epitaph of Theodok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04. Funerary inscription for Menekles son of Dionysios son of Epaine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506. Funerary fragment from Portico East of Theatr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01. Funerary inscription for Eirenion, gladia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70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11. Funerary fragment for Kapitolei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903. Funerary for Dionysios K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904. Funerary for M. Aurelius Adrastos son of Deiomed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905. Panel fragment: funerar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0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0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0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04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05. ?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0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9.114. Fragment of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1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18. Funerary inscription for Aurel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22. Epitaph of Kyriakos, prie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9.123. Panel fragment: funerar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. Funerary inscription for These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8. Funerary for Attalos son of Menipp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0. Funerary inscription for Alyp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1. Funerary inscription for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2. Funerary inscription for Titus Flav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9. Imprecation formula from funerary tex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7. Funerary formula, II-III cent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8. Funerary formula from house east of Theatr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0. Funerary inscription for Marcus Aurelius Kal[ . . .], a vetera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1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2. Funerary inscription for Chrezimos son of Herm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3. Funerary inscription for Tib. Cl. Ante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4. Funerary inscription for son of Pap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5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6. Funerary inscrip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3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8. Funerary inscription for and Aelia Aurelia Neik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9.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. Funerary inscription for Aurelius Aroul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1. Funerary inscription for Aurelius Menekrat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2. Funerary fragment, re-used in Mosqu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3. Funerary inscription for Meltin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4. Funerary inscrip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6. Funerary fragment naming Statilius Zotikos and Aelius Helio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2. Funerary inscription of Pereitas and Meli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4. Funerary inscription for MMM. Aurrr. Peritianos, Eutyches and Herakle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6. Funerary inscription for Tiberius Julius ?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9. Funerary inscription for Marcus Aurelius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5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9. Funerary verse, for Asklepiodo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0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03. Funerary inscription for Tiberius Claudius Diadoume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10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0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0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208. Funerary inscription for a bak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2. Titles for images on the funerary monument of Zoi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215. Funerary fragment, from Water Channel are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7. Funerary inscription for Marcus Aurelius Apolloniοs, chief doc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07.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08. Funerary inscription for Marcus Aurelius high-prie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2. Funerary fragment; I cent., from stone dump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3. Funerary inscription for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410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11. Funerary formula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13. Funerary inscription for Neikopolis and her childre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9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10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1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12. Funerary inscription for M. Aurelius Steph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14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9. a: Funerary inscription and b: consolatory decre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. Funerary inscription for Diomedes and Neikeph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6. Funerary fragment from NE Wall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7. Funerary inscription for M. Aur.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0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1. Funerary inscription for Naik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2. Funerary inscription for Ga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3. Funerary text for Tiberius Claudius M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6. Funerary honours for Hermias Glykon, his wife Apphia, and their daughter Apph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1. Funerary inscription and honours for Attalos son of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3. Funerary inscription for Liburnos son of Diotreph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0. Funerary text for ?Soteir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1. Funerary inscription for These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2. Funerary inscription for Neikomachos and othe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7. Funerary inscription for M. Aurelius Demetr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403. Funerary honours by Artemeis for her brother Bacch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9. Funerary inscription for Flavia Apph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11. Funerary inscription for T. Aelius Epaphrodei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12. Funerary inscription for Gnaeus Pollius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14. Funerary inscription for Hermas son of Nard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2. Funerary honours for Epaine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7. Funerary inscription for Genethl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8. Funerary inscription for Apoll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9. Funerary inscription for anonymi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17. Funerary inscription for Kallikrat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2. Funerary inscription for M. Aurelius Messouleios Chrysaor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3. Funerary inscription for Aelia Paulein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4. Funerary inscription for Aurelius Eumachos Apell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5. Funerary inscription for Zenon son of Zenon ... son of Kall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6. Funerary inscription for Aurelius Hermes and family, establishing a found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7. Funerary inscription for Zoilos son of Apoll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602. Funerary honours for Geis and Hera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604. Funerary fragment (I-II cent)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0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10. Funerary for son of Menodotos son of Neikoteim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11. Funerary inscription for Flav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29. Funerary relief for anonymous, emporiarch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30. Funerary inscription for Eutych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31. Funerary inscription for Aurelia Papiane and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3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634. Funerary text for Aurelii Zenon and Hypsikl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37. Funerary inscription for Metrodoros from Zosim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40. Funerary inscription for daughter of neikos and wife of Klau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2. Funerary inscription for Hermola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1. Funerary honours for anonymous, pancratia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3. Funerary fragment from wall excav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4. Funerary inscription for MMM. Aur. Cl. Kastor, Papylos and Dionys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1. Funerary inscription for Ab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5. Funerary inscription for M. Aurelius Agathop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6. Funerary inscrip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0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08. Funerary inscription for Achille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09. Funerary inscription for Julius Aurelius Charidemos Ioul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16. Funerary inscription for descendant of Demetr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17. Funerary inscription for Dionysios and Aurelia Tat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18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3. Funerary inscription for Kallimorph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4. Funerary inscription for Athik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9. Imprecation formula from funerary tex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5. Funerary copy of a consolatory decre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6. Funerary inscription for Publius Aelius Aurel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7. Funerary inscription for Heraklides, Alexandros, and Apollonios, sons of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5. Funerary inscription for Aelius Claudius Philet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6. Funerary inscription for Marcus Aurelius Moloss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7. Funerary inscription for Tiberius Julius Glyk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8. Funerary inscription for Claudius Tat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9. Funerary inscription for Chares son of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10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12. Funerary inscription for Ulpius Claudius Charit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13. Funerary inscription for Adrastos son of Alex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04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05. Funerary inscription for Hermogenes son of Meno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09. Funerary inscription for ?Tib. Cl. Philo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2. Funerary inscription for anonymous and his wife Ulpia Amm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. Funerary text for Antiochos and Anton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9. Imprecation formula from funerary tex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3.10. Fragment, funerar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. Imprecation formula from funerary tex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1. Funerary inscription for Aurelia Tate, also called Epithym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2. Funerary inscription for Zenon and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4. Funerary inscription for Aurelia Melti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5. Funerary honours for Peritas Kallimedes and his wife Tat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6. Funerary inscription for Dionysios descendant of Diogen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8. Funerary inscription for Aurelia Zotike and her fath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9. Funerary inscription for Marcus Aurelius Alexandros and Aurelia Tat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0. Funerary inscription for Marcus Aurelius Apollonios and his s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1. Funerary inscription for Marcus Aurelius Zotikos son of Dionys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2. Funerary inscription for M. Aur. Polychronios Charmid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3. Epitaph of Theopropios, bishop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14. Epitaph of Theopropios, bishop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3.11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0. Funerary inscription for Artemidoros son of Artemi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1. Funerary inscription for ? and Antonia Kallin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5. Funerary verse for Eupeith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29. Funerary fragment from Turkish Cemeter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0. Funerary inscription for Marcus Aurelius Statilius Apoll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4. Funerary inscription for M. Aurelius Apoll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5. Funerary inscription for Marcus Aurelius Herm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7. Funerary inscription of M. Aur.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39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0. Funerary inscription for Aurelius Antonius Demosth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2. Funerary inscription for M. Aur. Tat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3. Funerary inscription for M. Aurelius Ioul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4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5. Funerary formu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7. Sarcophagus of [...] and his wife [...] daughter of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8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9. Funerary formula from sarcophag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0. Funerary inscription for Polydeukes Kamisenos son of Salv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1. Funerary inscription for Marcus Aurelius Menandros and his wife's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3. Funerary inscription for Marcus Aurel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4. Funerary inscription for Menipp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5. Funerary inscription for M. Aurelius Pap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6. Funerary inscription for Antonius Antiochos and Antonia Eiphianass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7. Fragment of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8. Epitaph of Theodoros, ceromatitit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201. Funerary inscription for Marcus Aurelius Epinikos and Aurelia Zenonis and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202. Funerary stele for Amyntas and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203. Funerary inscription for Marcus Aurelius Athenagor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204. Funerary inscription for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206. Funerary inscription for Epandios and his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1. Funerary honours for Neaira and Metro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2. Funerary honours for Kallippos, Athenagoras an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3. Funerary inscription for Ti. Claudius Achille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9. Epitaph of Philosoph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01. Honours, perhaps funerary, for Julianos and Flavia Apphia Iul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03. Funerary inscription for Publia Calvisia Perit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04. Funerary inscription for M. Aurel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05. Funerary inscrip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06. Funerary inscription for Marcus Aurelius Glykon and Alex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1. Funerary verse for Zenon son of Artemi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2. Funerary inscriptions for Tatis and Herodotos (mother and child)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4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6. Epitaphs of anonymous, tabernarius, and of Euares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7. Funerary verse for a girl, Thea[ . . 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0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02. Funerary inscription for Marcus Aurelius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03. Funerary inscription for Marcus Aurelius Attik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04. Funerary inscription for Aemilius Ariste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05. Funerary inscription for okles son of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06. Funerary fragment; reused,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07. Funerary fragment from nr. West Gat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3.60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0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2. Funerary inscription for Lucia Anton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3. Funerary inscription for descendant of Typhon son of Hypsikl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4. Funerary for descendant of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5. Funerary inscription for Pauleinos and Dion[ysios]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8. Funerary inscription of Aurelia Tertul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702. Funerary inscription, partly in verse, for Aurelius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2. Funerary inscription for Hermola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3. Funerary inscription for Aurelius Attalos Bonbei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4. Funerary inscription for Aimilia Meltine wife of Alex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4.6. Funerary inscription of Peritas, on base or altar;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7. Funerary inscription for Adrastos and Rhodi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1. Funerary formula for Valeria Claudia Aurelia Kast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4.14. Epitaph of bishop of Stratonicae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5. Funerary inscription for son of Chres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6. Funerary verse for Steph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7. Funerary fragment dated by Attalos Adras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9. Funerary inscription for Tat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1. Funerary inscription of Alk[ . . .]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5. Funerary inscription of Aurelia Dionys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7. Funerary fragment or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1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1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03. Dedication or funerary inscription for Zenoni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07. Funerary for anonymous and his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08. Funerary inscription of Arogos Philem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09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13. Funerary fragment; sarcophagus lid; re-us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19. Fragment from honours (or funerary) for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22. Fragment from a funerary docu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35. Relief,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41. Funerary fragment, I-II cent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4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44. Funerary inscription for Heraklide, Thyodora, and Melti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45. Funerary inscription for Adrastos Polychr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46. Funerary inscription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47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49. Funerary monument for Apoll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50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5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5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5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70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7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9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9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9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9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97. Funerary fragment of Marcus Aurelius 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98. Funerary formu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99. Funerary fragment, II-III cent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0. Funerary fragment, stray and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1. Funerary fragment; stray and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2. Funerary fragment, II-III cent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3. Funerary for ?son of Aurel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4. Funerary formula fragment, II-III cent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5.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6. Funerary fragment, II-III cent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7. Funerary fragment; stray,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8. Sarcophagus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09. Funerary fragment, stray and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0. Fragment of funerary cu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1. Funerary fragment; stray and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2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3. Funerary inscription for M. Aurelius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4. Funerary text from a sarcophag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6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7. Funerary inscription for Dionys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8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8. Funerary fragment for and wif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1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4. Epitaph of Bitos, also called Asterios, cursor of the phyla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5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7. Fragment of funerary formula, stray find, undated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8. Funerary fragment; stray,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9. Funerary fragment with relief; stray, undate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0. Funerary inscription for Marcus Carminius Jason and Statilia Diogen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1. Funerary inscription for [Marcus Aurelius] Sophronios, son of Artemi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2. Funerary inscription for Aurelius Neikoi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3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4. Funerary fragm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5. Epitaph of M. Aur. Leontius Auchenios and M. Aur. Papaios Polychr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6. Funerary tex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7. Funerary verse for Claud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348. Fragment of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9. Epitaph of Zoe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0. Tomb of Chrest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4. Funerary verse for Maked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5. Epitaph of Charito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6. Epitaph of Ioannes and othe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7. Epitaph of Eutych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8. Funerary inscription for Epiphanios, bull-rear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1. Funerary verse for Pythe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2. Funerary verse for Euphem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95. Fragment of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15. Funerary verse for Arkim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26.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60. Funerary verse , fragmentar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70. Funerary verse for Jorda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9.114. Fragment of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39.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7. Fragment of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1. Funerary verse for Zenon son of Artemi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07. Funerary verse for a girl, Thea[ . . 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6. Funerary verse for Steph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47. Funerary verse for Claud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348. Fragment of funerary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54. Funerary verse for Maked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1. Funerary verse for Pythe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2. Funerary verse for Euphem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07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08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12. Fragment of honours, from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16. Fragmentary honours from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17. Fragmentary honours from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18. Honours for anonymous, overseen by Marcus Aurelius Zen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19. Fragment of honours from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24. Honours for Moloss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25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26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28. Honours for son of Hypsikles son of Hypsikl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31. i. Fragmentary text; ii. Verse honours for Hellad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48. Fragmentary honours in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51. Fragmentary honours from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52. Fragmentary honours from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53. Fragmentary honours from Tem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57. Honours for anonymous, erected by Dio[doros]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58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59. Honours for daughter of Hephais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60. Posthumous honours for Dionysios, and a found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68. Honours for Hieratik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69. Fragment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0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1. Honours for Lucius Antonius Karpion Aurelianos, who has established a found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.172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3. Fragment of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6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7. Honours for Zenon son of Zenon, wrestl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79. Honours for Marcus Aurelius Zen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2. Honours for Meliton, kithari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3. Honours for Aurelia Kelestein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6. Honours for Aurelia Apphia daughter of Epikte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7. Honours for [...] daughter of ...]l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89. Honours for Licinius Valerian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196. Verse honours for Ioannes, leader of the Council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.201. Verse honours for a govern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3. a: Honours for Claudia Antonia Tatiane; b. Sculptor's signature, of Alex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6. Honours for Attalos and Diogenes, brothe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7. Honours for L. Ant. Cl. Dometeinos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20. Epigram for Pythe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01. Honours by People for Council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10. i. Honours for Septimus Severus; ii. Building inscription of Antonius Prisk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111. Honours by Council for Peop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304. Fragment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310. Honours for M. Au[relius - ]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311. Fragmentary honours from the Gerous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505. Fragment,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06. Decree of honours by Plyareis for Agroitas Kallikrat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2.508. Funerary honours for Kastor son of Menekrat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2.705. Fragment of honours for Marcus Aurel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3.4. i. Dedication to Patris by Zenon son of Euthymos and others; ii. The Phrygian Metropolis honours Alexandros, in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3.8. i. Verse honours for Oikoumenios; ii. Invoc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3.101. Honours for Marcus and Publius Vinic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0. Fl. Eutolmius Tatianos honours Arcad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1. Fl. Eutolmius Tatianos honours Valentinian II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20. Verse honours for Albi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01. Honours for an anonymous benefactor, ?Solon son of Demetr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4.110. Honours; fragmentar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18. Honours for Julia Faustina by her husban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119. Fragmentary ?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201. Honours for Antoninus P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202. Verse honours: i. for Ampelios, father of the city; ii. and iii. for Doulkitios, governor, on the Agora Gat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01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09. Honours for T. Oppius Aelianus Asklepiodo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10. i. Verse honours for Anthemios; ii. Invoc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4.311. Honours for an Emperor, Justinia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0. i. Honours for Marcus Antonius Popillius Andronikos; ii. Fl. Photios gives a gameboar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6. First honours for Rhodopaios, in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7. Second honours for Rhodopa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8. Eugenios is honoured by the boul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01. Honours for Gaius Julius Zoi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16. Honours for Marc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20. Verse honours for Eupeith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121. Verse honours for Menandros, vica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04. i. Honours for Pyrron son of Itharos; ii. Verse honours for Hermias, benefac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4. Honours for Aurelius Achill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5. Honours for a com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6. Honours for Aelia Flaccil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7. Fl. Eutolmius Tatianos honours Honor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5.218. Tatianos, governor, restores the statue of Tatianos, PPO;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6.5. Verse honours for Ioannes, governor of Car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6.103. Honours for P. Aelius Septimius Mannus, govern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7.8. Posthumous honours for Lykidas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7.14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3. Honours for T. Claudius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38. Honours for Hosidius Ioul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39. Honours for Hosidius Ioul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3. Honours for Tib. Cl. Apollonios Mark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4. Honours for Claudius Ze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5. i: Building dedication to Aphrodite and emperors by T.Cl. Zelos. ii: Verse honours for Androkles, a benefac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7. Honours for Kandidianos, circuit-vic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88. i. Honours for Piseas, circuit-victor. ii. Sculptor's signature: Polyneik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03. Honours for Gaius Julius Zoi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17. Fragment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31. Fragmentary honours for an emper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32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35. Honours for Lucius Antonius Z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36. Honours for Domitia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243. ?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52.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53.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54.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61. Honours for an amicus principum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273. The city honours Bitianos, govern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405. Honours for Julian by Antonius Tatianos</text:p>
          </table:table-cell>
          <table:table-cell table:number-columns-repeated="10"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4">
            <text:p>8.406. i. Honours for Titus Falvius Sallustios Athenagoras; ii. Honours for Valens by Antonius Tat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407. Verse honours for a govern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410. The city honours Fl. Palmatos, govern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608. i. Verse honours for Doulkitios from Balerianos; ii. Place inscrip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8.704. Revetment fragment,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8.709. Honours for Flavius Carminius Klaud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19. Honours for anonymous, high-prie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26. Honours for Antonia August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27. Honours for Lucius Caesa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28. Honours for Drusus Caesa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29. Honours for Gaius Caesa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0. Honours for Tiberius Claudius Drus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1. Honours for Julia, daughter of Drus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2. Honours for Agrippina, daughter of Germanic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3. Honours for Marcus Lepid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6. Honours for Aemilia Lepid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7. Honours for Agrippin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8. Honours for Germanicus Caesa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39. Honours for Julia Augusta as Her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9.40. Honours for Atia mother of August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. ?Posthumous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. Honours for Panphilos Krok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. Honours for Papulos, contest-presiden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. Posthumous honours for Papylos son of Ias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3. Fragment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4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5. Honours for Tiberius Claudius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6. Honours for Adras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7. Honours for Eusebes son of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8. Posthumous honours for M. Quintilius Peduka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. Posthumous honours for Zenon son of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1.23. Posthumous honours for nios, who has established a found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7. Fragment from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8. Honours for Dionysios son of Mo 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9. Honours for Apollonios son of Eida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. Honours for Claudia Paulin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7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8. Honours for anonymous, boy runner victor at the fifteenth Philemonie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0. Honours for anonymus, boy box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62. Honours for Cornelia Salonin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04. Honours for an emperor, Augustus Germanic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110. Honours for the father of Marcus Aurelius Polychronios, who established a found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3. Fragments, perhaps from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4. Fragment, from ?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19. Fragments from ?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0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2. Honours for Andreas, son of Androneikianos, boy runn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3. Honours for anonymus, son of Artemidoros, boy box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224. Honours for anonymous, boy runn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4. Honours for Ateimetos Petign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5. Honours for a priest of Athena Pol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8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09. Honours for Chaire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414. Honours for Lucius Egnatius Victor Lollianus, proconsul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08. Posthumous honours for Muon and Perit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1.515. Honours for Rhodopaios, for the third tim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. Posthumous honours for Nikoteimos Hierax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. Posthumous honours for Adrastos son of Nikotim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. Posthumous honours for Ammia daughter of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. Honours probably for Kallikrates son of Moloss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7. Honours for Publius Aelius Hilarianos from his fath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8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. Honours for Eunos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. Honours for Aelius Aurelius Ammianos Pap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2. Honours for Aelius Aurelius Ammianos Pauli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3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4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7. Honours for C. Julius Longianos, poe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8. Posthumous honours for Tiberius Claudius Ktesias, who established a foundation</text:p>
          </table:table-cell>
          <table:table-cell table:number-columns-repeated="10"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4">
            <text:p>12.29. Honours for Attalos son of Pytheas and Tatas daughter of Dio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. Posthumous honours for Aelius Claudius . . .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. Honours for ?, son of Apollonios, victor in a contest for sculptors at the first celebration of the Lysimachea Tatiane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3. Honours for the proconsul, Sulpicius Prisc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5. Honours for Antonius Antiochos, boy box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6. Honours for anonymous, contest-president for life of the Gordianea Attale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. i. Honours for Flavius Constantius, governor, for building the wall; ii. Flavius Ampelios restores the gat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3. Honours for a citizen (late Republic)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4. Posthumous honours for Theodotos son of Andronik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5. Posthumous honours for C. Julius Potitianοs and for Antonia Flav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8. Dedication for Emperors and Caesa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1. Decree of honours for Pereit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2. Honours for Adrastos son of Adrastos, sacred vic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3. Posthumous honours for Attinas son of Theo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06. Decree of honours for Attinas Melit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4. Honours for T. Aelius Aurelius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215. Honours for M. Aurelius os, long-distance runn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1. Honours for Sextus Appule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6. Funerary honours for Hermias Glykon, his wife Apphia, and their daughter Apph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7. Posthumous honours for Dionysios son of Artemi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08. Posthumous honours for Adrastos son of Nikotim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1. Funerary inscription and honours for Attalos son of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2. Posthumous honours for Attalos son of Maked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6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7. Honours for Lucius Antonius Zosas, who has established a found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19. Decree of honours for Praxiteles son of Ariste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3. Honours for Claudia Antonia Tat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4. Honours for T. Cl. Kapitolei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5. Posthumous honours for M. Fl. Antonius Lysimach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326. Honours for emperor Caracal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2. Restoration of the honours for his ancestor by Kallikrat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03. Funerary honours by Artemeis for her brother Bacch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10. Honours for Mithridates son of Athenagor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13. Honours for anonymous, having held every office in the cit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16. Honours for Dometeinos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417. Honours for Apollonios the high-prie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02. Funerary honours for Epaine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11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12. Honours for Teimokl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13. Honours for Diogene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14. Honours for Emperor Tiber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18. Posthumous honours for Claudia Tryphosa Paulin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19. Honours for Myon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0. Honours for Tiberius Claudius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1. Honours for Zenas descendent of Apollon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28. Honours for Molossos, a chil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529. Fragmentary honours for ?Chaire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0. Honours for Diogenes and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1. Honours for Aurelia Messouleia Satornei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2. Honours for Aurelia Flavia Messoule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3. Honours for Aelia Laevil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4. Honours for M. Aurelius Ariston; establishment of a foundation by Aurelia Amm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5. Honours for Publius Aelius Hilarianos from his moth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6. Honours for C. Julius Philippos,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7. Posthumous honours for anonymous, son of Tryph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539. Honours for M. Aur. Cl. Ktes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02. Funerary honours for Geis and Hera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03. Fragmentary honours (I cent)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09. Posthumous honours for Apphia daughter of Theo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12. Decree of honours for Dionysios son of Papy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13. Honours for Tiberius Claudius Hierokl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14. Honours for Titus Caesa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23. Honours for M. Valerius Epaphrodeitos, singer to the kithar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26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627. Fragment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636. Opening line of honours formu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39. Honours for Marcus Aurelius [...]nus son of Artem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41. Honours for Caracall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43. Honours for a son of Gallien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44. Honours for M. Aurelius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45. Honours for M. Aurelius Diogen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646. Honours for Sallustius famil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1. Honours for an anonymous benefac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5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6. Honours for Aristokles Moloss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7. Honours for Tryph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08. Honours for M. Antonius Zenon Ulp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0. Fragmentary honours, second/third century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1. Funerary honours for anonymous, pancratia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5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6. Honours for Kallimorphos, flauti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7. Fragmentary honours, third century, from SW Wall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719. Decree of honours for Kallikrates son of Diogenes,pancratiast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2. Honours for female stephanephor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3. Decree of honours for Aristokles Moloss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4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807. Honours for Marcus Antonius Popillios Agela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901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05. Honours for Artem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07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910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12. Honours for Marcus Aurelius Gaitulik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19. Honours for Hypsikleia Apphia (relative of) Nikotim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0. Honours for Aelius Aurelius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3. Honours for M. Aurelius ?Statonos, also called Argyr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4. Honours for the People of Keretap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5. Honours for the People of Hierapoli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6. Honours for the People of Kibyr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7. Honours for the People of Apollonia Salbak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8. Honours for the People of Heraklea Salbak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29. Honours for the People of Taba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30. Honours for the People of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31. Honours for Aurelius Gaius, centurio frumentar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932. Honours for a centurio frumentari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2. Honours for Molossos, Ammia and Phan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6. Posthumous honours for Iason son of Menodo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08. Public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1. Honours for Zenon son of Menipp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8. Honours for M. Fl. Karminios Athenagoras Liv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19. Posthumous honours for Tiberius Cl(audius) Antonius [Am]m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020. Honours for Ulpia Carminia Claudian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2. Honours for Sokrates son of Theophrast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3. Fragmentary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04. Decree of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111. Honours for M. Ulpius Carminius Klaud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02. Honours for Menekrate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2.1206. Fragment from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08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2.1210. Honours for Aelia Julia Apph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5. Posthumous honours for Demetrios son of Pyrrhos Pap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. Posthumous honours for Pyrrhos son of Pyrrh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7. Posthumous honours for Pyrrhos Papias son of Zen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05. Funerary honours for Peritas Kallimedes and his wife Tati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3.117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3.122. Fragment (of honours ) from city wall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46. Honours for L. Cl. Iberinos Eudaim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152. Honours for Zenon son of Zenon, boy runner Victor at the ninth Philemoniea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205. Honours for [Julius] Aurelius Charidem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1. Funerary honours for Neaira and Metrodo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302. Funerary honours for Kallippos, Athenagoras and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401. Honours, perhaps funerary, for Julianos and Flavia Apphia Iul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616. Honours for anonymous, wrestle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3.701. Posthumous honours for Epicharmos son of Chrysa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2. Honours for the people of Aphrodis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3. Honours for Tiberius Claudius Capitolin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4.18. Honours for ? T. Cl. Aur. Ze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7. Funerary fragment or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10.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11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14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16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17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14. Honours for Papia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19. Fragment from honours (or funerary) for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36. ?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56. Fragment from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57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58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0. Honours for Attalis Apph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1. Posthumous honours for Diogenes son of Menandr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2. Posthumous honours for Titus Flavius Apollinari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3. Honours for Menogenes Glyk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5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6. Honours or dedicati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69. Honours for Calpurnius Pauleinos and Flavia Pythodori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72. Honours f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82. Fragmentary honours for a victor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87. Fragment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88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289. Fragment from ?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291. Fragment of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19. Honours for Tib. Cl. [Apollonios] Aurelian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320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1. Posthumous honours for M. Aur. Attalo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2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?15.324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5. Fragmentary honou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29. Honours for Aurelia [Phron]tinian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2. Honours for anonymou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33. Honours for Aurelia Ammia Myrton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0. The Carians honour Palmatos, in verse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4">
            <text:p>15.364. Honours for anonymus, son of Menandros, boy pankratiast</text:p>
          </table:table-cell>
          <table:table-cell table:number-columns-repeated="10" table:style-name="ce2"/>
          <table:table-cell table:number-columns-repeated="16372"/>
        </table:table-row>
        <table:table-row table:number-rows-repeated="10474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meta:initial-creator>Thomas BASTARD ROSSET</meta:initial-creator>
    <dc:creator>Thomas BASTARD-ROSSET</dc:creator>
    <meta:creation-date>2025-04-17T17:11:51Z</meta:creation-date>
    <dc:date>2025-04-17T15:15:41Z</dc:date>
    <meta:editing-cycles>1</meta:editing-cycles>
    <meta:editing-duration>PT0S</meta:editing-duration>
  </office:meta>
</office:document-meta>
</file>